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1" svg:font-family="Calibri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automatic-styles>
    <style:style style:name="co5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2.902cm"/>
    </style:style>
    <style:style style:name="co8" style:family="table-column">
      <style:table-column-properties fo:break-before="auto" style:column-width="26.196cm"/>
    </style:style>
    <style:style style:name="co9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258cm"/>
    </style:style>
    <style:style style:name="co1" style:family="table-column">
      <style:table-column-properties fo:break-before="auto" style:column-width="2.91cm"/>
    </style:style>
    <style:style style:name="co11" style:family="table-column">
      <style:table-column-properties fo:break-before="auto" style:column-width="26.194cm"/>
    </style:style>
    <style:style style:name="co12" style:family="table-column">
      <style:table-column-properties fo:break-before="auto" style:column-width="1.508cm"/>
    </style:style>
    <style:style style:name="co13" style:family="table-column">
      <style:table-column-properties fo:break-before="auto" style:column-width="1.535cm"/>
    </style:style>
    <style:style style:name="co16" style:family="table-column">
      <style:table-column-properties fo:break-before="auto" style:column-width="27.374cm"/>
    </style:style>
    <style:style style:name="co17" style:family="table-column">
      <style:table-column-properties fo:break-before="auto" style:column-width="1.746cm"/>
    </style:style>
    <style:style style:name="ro8" style:family="table-row">
      <style:table-row-properties style:row-height="0.49cm" fo:break-before="auto" style:use-optimal-row-height="true"/>
    </style:style>
    <style:style style:name="ro9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1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17cm" fo:break-before="auto" style:use-optimal-row-height="true"/>
    </style:style>
    <style:style style:name="ro11" style:family="table-row">
      <style:table-row-properties style:row-height="0.882cm" fo:break-before="auto" style:use-optimal-row-height="true"/>
    </style:style>
    <style:style style:name="ro12" style:family="table-row">
      <style:table-row-properties style:row-height="2.18cm" fo:break-before="auto" style:use-optimal-row-height="false"/>
    </style:style>
    <style:style style:name="ro13" style:family="table-row">
      <style:table-row-properties style:row-height="1.184cm" fo:break-before="auto" style:use-optimal-row-height="false"/>
    </style:style>
    <style:style style:name="ro14" style:family="table-row">
      <style:table-row-properties style:row-height="0.524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16" style:family="table-row">
      <style:table-row-properties style:row-height="2.187cm" fo:break-before="auto" style:use-optimal-row-height="true"/>
    </style:style>
    <style:style style:name="ro17" style:family="table-row">
      <style:table-row-properties style:row-height="2.177cm" fo:break-before="auto" style:use-optimal-row-height="false"/>
    </style:style>
    <style:style style:name="ro18" style:family="table-row">
      <style:table-row-properties style:row-height="1.185cm" fo:break-before="auto" style:use-optimal-row-height="false"/>
    </style:style>
    <style:style style:name="ro19" style:family="table-row">
      <style:table-row-properties style:row-height="1.782cm" fo:break-before="auto" style:use-optimal-row-height="true"/>
    </style:style>
    <style:style style:name="ta2" style:family="table" style:master-page-name="mp1">
      <style:table-properties table:display="fals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ce98" style:family="table-cell" style:parent-style-name="Default" style:data-style-name="N0"/>
    <style:style style:name="ce102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4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32" style:family="table-cell" style:parent-style-name="Default">
      <style:text-properties fo:font-size="12pt" style:font-size-asian="12pt" style:font-size-complex="12pt"/>
    </style:style>
    <style:style style:name="ce1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0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3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5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6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57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8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9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0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6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68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7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73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3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5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9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0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8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83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84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85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86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87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8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8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90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92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93" style:family="table-cell" style:parent-style-name="Default" style:data-style-name="N0">
      <style:table-cell-properties fo:background-color="transparent" fo:border="0.06pt solid #000000"/>
    </style:style>
    <style:style style:name="ce194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19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19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19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0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1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9" style:family="table-cell" style:parent-style-name="Default" style:data-style-name="N0">
      <style:text-properties fo:font-size="12pt" style:font-size-asian="12pt" style:font-size-complex="12pt"/>
    </style:style>
    <style:style style:name="ce91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0">
      <style:text-properties style:font-name="Calibri2" fo:font-size="12pt" style:font-size-asian="12pt" style:font-size-complex="12pt"/>
    </style:style>
    <style:style style:name="ce36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2"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fo:background-color="#00a9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style:font-name="Calibri2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0">
      <style:table-cell-properties fo:background-color="#ffd7d7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0" style:family="table-cell" style:parent-style-name="Default" style:data-style-name="N0">
      <style:table-cell-properties fo:background-color="#ffd7d7" fo:border="0.06pt solid #000000"/>
      <style:text-properties style:font-name="Calibri2" fo:font-size="12pt" style:font-size-asian="12pt" style:font-size-complex="12pt"/>
    </style:style>
    <style:style style:name="ce41" style:family="table-cell" style:parent-style-name="Default" style:data-style-name="N0">
      <style:table-cell-properties fo:background-color="#b4c7dc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2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3" style:family="table-cell" style:parent-style-name="Default" style:data-style-name="N0">
      <style:table-cell-properties fo:background-color="#e0c2cd" fo:wrap-option="wrap" fo:border="0.06pt solid #000000" style:vertical-align="automatic"/>
      <style:text-properties style:font-name="Calibri2" fo:font-size="12pt" style:font-size-asian="12pt" style:font-size-complex="12pt"/>
    </style:style>
    <style:style style:name="ce4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2" fo:font-size="12pt" style:font-size-asian="12pt" style:font-size-complex="12pt"/>
    </style:style>
    <style:style style:name="ce88" style:family="table-cell" style:parent-style-name="Default" style:data-style-name="N0">
      <style:table-cell-properties fo:background-color="#666666" fo:wrap-option="wrap" fo:border="0.06pt solid #000000" style:vertical-align="automatic"/>
      <style:text-properties style:font-name="Calibri2" fo:font-size="11pt" style:font-size-asian="11pt" style:font-size-complex="11pt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style:font-name="Calibri2"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 style:data-style-name="N0">
      <style:text-properties fo:color="#0028ff" style:font-name="Calibri2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0">
      <style:table-cell-properties fo:background-color="transparent"/>
      <style:text-properties style:font-name="Calibri2" fo:font-size="12pt" style:font-size-asian="12pt" style:font-size-complex="12pt"/>
    </style:style>
    <style:style style:name="ce96" style:family="table-cell" style:parent-style-name="Default" style:data-style-name="N0"/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ackground-color="#ffd7d7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1" style:family="table-cell" style:parent-style-name="Default">
      <style:table-cell-properties fo:border-bottom="0.74pt solid #000000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3" style:family="table-cell" style:parent-style-name="Default">
      <style:table-cell-properties fo:border-bottom="none" fo:background-color="#b4c7dc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5" style:family="table-cell" style:parent-style-name="Default">
      <style:table-cell-properties fo:background-color="#6666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font-size="12pt" style:font-size-asian="12pt" style:font-size-complex="12pt"/>
    </style:style>
    <style:style style:name="ce106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fo:background-color="#e0c2cd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9" style:family="table-cell" style:parent-style-name="Default">
      <style:table-cell-properties fo:border-bottom="none" fo:background-color="#00a933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0" style:family="table-cell" style:parent-style-name="Default">
      <style:text-properties fo:font-size="12pt" style:font-size-asian="12pt" style:font-size-complex="12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2" style:family="table-cell" style:parent-style-name="Default">
      <style:table-cell-properties fo:background-color="#ffd7d7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3" style:family="table-cell" style:parent-style-name="Default">
      <style:table-cell-properties fo:background-color="#ffd7d7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4" style:family="table-cell" style:parent-style-name="Default">
      <style:table-cell-properties fo:background-color="#b4c7dc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5" style:family="table-cell" style:parent-style-name="Default">
      <style:table-cell-properties fo:background-color="#e0c2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2pt" style:font-size-asian="12pt" style:font-size-complex="12pt"/>
    </style:style>
    <style:style style:name="ce116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7" style:family="table-cell" style:parent-style-name="Default">
      <style:table-cell-properties fo:background-color="#666666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8" style:family="table-cell" style:parent-style-name="Default">
      <style:table-cell-properties fo:background-color="#00b050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9" style:family="table-cell" style:parent-style-name="Default">
      <style:table-cell-properties fo:background-color="#81d41a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weight="bold" style:font-weight-asian="bold" style:font-weight-complex="bold"/>
    </style:style>
    <style:style style:name="ce1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28ff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2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3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27" style:family="table-cell" style:parent-style-name="Default">
      <style:text-properties fo:color="#0028ff" fo:font-size="14pt" fo:font-weight="bold" style:font-size-asian="14pt" style:font-weight-asian="bold" style:font-size-complex="14pt" style:font-weight-complex="bold"/>
    </style:style>
    <style:style style:name="ce1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ce12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28ff" fo:font-size="14pt" fo:font-weight="bold" style:font-size-asian="14pt" style:font-weight-asian="bold" style:font-size-complex="14pt" style:font-weight-complex="bold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0">
      <style:table-cell-properties fo:border-bottom="none" fo:background-color="#ffd7d7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 style:data-style-name="N0">
      <style:text-properties fo:font-size="12pt" style:font-size-asian="12pt" style:font-size-complex="12pt"/>
    </style:style>
    <style:style style:name="ce138" style:family="table-cell" style:parent-style-name="Default" style:data-style-name="N0">
      <style:table-cell-properties fo:border-bottom="0.06pt solid #000000" fo:background-color="#b4c7d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9" style:family="table-cell" style:parent-style-name="Default" style:data-style-name="N0">
      <style:table-cell-properties fo:border-bottom="none" fo:background-color="#e8f2a1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 style:data-style-name="N0">
      <style:table-cell-properties fo:border-bottom="none" fo:background-color="#e0c2cd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 style:data-style-name="N0">
      <style:table-cell-properties fo:border-bottom="none" fo:background-color="#00b05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43" style:family="table-cell" style:parent-style-name="Default" style:data-style-name="N0">
      <style:table-cell-properties fo:background-color="#ffd7d7" fo:wrap-option="wrap" fo:border="0.06pt solid #000000" style:vertical-align="automatic"/>
      <style:text-properties fo:font-size="12pt" style:font-size-asian="12pt" style:font-size-complex="12pt"/>
    </style:style>
    <style:style style:name="ce144" style:family="table-cell" style:parent-style-name="Default" style:data-style-name="N0">
      <style:table-cell-properties fo:background-color="#ffd7d7" fo:border="0.06pt solid #000000"/>
      <style:text-properties fo:font-size="12pt" style:font-size-asian="12pt" style:font-size-complex="12pt"/>
    </style:style>
    <style:style style:name="ce145" style:family="table-cell" style:parent-style-name="Default" style:data-style-name="N0">
      <style:table-cell-properties fo:background-color="#b4c7dc" fo:wrap-option="wrap" fo:border="0.06pt solid #000000" style:vertical-align="automatic"/>
      <style:text-properties fo:font-size="12pt" style:font-size-asian="12pt" style:font-size-complex="12pt"/>
    </style:style>
    <style:style style:name="ce146" style:family="table-cell" style:parent-style-name="Default" style:data-style-name="N0">
      <style:table-cell-properties fo:background-color="#e8f2a1" fo:wrap-option="wrap" fo:border="0.06pt solid #000000" style:vertical-align="automatic"/>
      <style:text-properties fo:font-size="12pt" style:font-size-asian="12pt" style:font-size-complex="12pt"/>
    </style:style>
    <style:style style:name="ce147" style:family="table-cell" style:parent-style-name="Default" style:data-style-name="N0">
      <style:table-cell-properties fo:background-color="#e0c2cd" fo:wrap-option="wrap" fo:border="0.06pt solid #000000" style:vertical-align="automatic"/>
      <style:text-properties fo:font-size="12pt" style:font-size-asian="12pt" style:font-size-complex="12pt"/>
    </style:style>
    <style:style style:name="ce148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fo:font-size="12pt" style:font-size-asian="12pt" style:font-size-complex="12pt"/>
    </style:style>
    <style:style style:name="ce149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 style:font-name="Calibri11" fo:font-size="12pt" style:font-name-asian="Calibri11" style:font-size-asian="12pt" style:font-name-complex="Calibri11" style:font-size-complex="12pt"/>
    </style:style>
    <style:style style:name="ce151" style:family="table-cell" style:parent-style-name="Default" style:data-style-name="N0">
      <style:table-cell-properties fo:background-color="#00a933" fo:wrap-option="wrap" fo:border="0.06pt solid #000000" style:vertical-align="automatic"/>
      <style:text-properties fo:color="#ffffff" fo:font-size="12pt" style:font-size-asian="12pt" style:font-size-complex="12pt"/>
    </style:style>
    <style:style style:name="ce152" style:family="table-cell" style:parent-style-name="Default" style:data-style-name="N0">
      <style:table-cell-properties fo:background-color="transparent" fo:wrap-option="wrap" fo:border="0.06pt solid #000000" style:vertical-align="automatic"/>
      <style:text-properties fo:color="#ffffff" fo:font-size="12pt" style:font-size-asian="12pt" style:font-size-complex="12pt"/>
    </style:style>
    <style:style style:name="ce154" style:family="table-cell" style:parent-style-name="Default" style:data-style-name="N0">
      <style:table-cell-properties fo:background-color="#00b050" fo:wrap-option="wrap" fo:border="0.06pt solid #000000" style:vertical-align="automatic"/>
      <style:text-properties fo:color="#ffffff"/>
    </style:style>
    <style:style style:name="ce176" style:family="table-cell" style:parent-style-name="Default" style:data-style-name="N0">
      <style:table-cell-properties fo:background-color="transparent" fo:border="0.06pt solid #000000"/>
    </style:style>
    <style:style style:name="ce182" style:family="table-cell" style:parent-style-name="Default" style:data-style-name="N0">
      <style:table-cell-properties fo:background-color="#81d41a" fo:wrap-option="wrap" fo:border="0.06pt solid #000000" style:vertical-align="automatic"/>
      <style:text-properties fo:color="#fff5ce" fo:font-size="12pt" fo:font-weight="bold" style:font-size-asian="12pt" style:font-weight-asian="bold" style:font-size-complex="12pt" style:font-weight-complex="bold"/>
    </style:style>
    <style:style style:name="ce198" style:family="table-cell" style:parent-style-name="Default" style:data-style-name="N0">
      <style:table-cell-properties fo:background-color="#81d41a" fo:wrap-option="wrap" fo:border="0.06pt solid #000000" style:vertical-align="automatic"/>
      <style:text-properties fo:font-size="12pt" style:font-size-asian="12pt" style:font-size-complex="12pt"/>
    </style:style>
    <style:style style:name="ce20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28ff" fo:font-size="13pt" fo:font-weight="bold" style:font-size-asian="13pt" style:font-weight-asian="bold" style:font-size-complex="13pt" style:font-weight-complex="bold"/>
    </style:style>
    <style:style style:name="ce203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28ff" fo:font-size="14pt" fo:font-weight="bold" style:font-size-asian="14pt" style:font-weight-asian="bold" style:font-size-complex="14pt" style:font-weight-complex="bold"/>
    </style:style>
    <style:style style:name="ce204" style:family="table-cell" style:parent-style-name="Default" style:data-style-name="N0">
      <style:text-properties fo:color="#0028ff" fo:font-size="14pt" fo:font-weight="bold" style:font-size-asian="14pt" style:font-weight-asian="bold" style:font-size-complex="14pt" style:font-weight-complex="bold"/>
    </style:style>
    <style:style style:name="ce20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size="13pt" fo:font-weight="bold" style:font-size-asian="13pt" style:font-weight-asian="bold" style:font-size-complex="13pt" style:font-weight-complex="bold"/>
    </style:style>
    <style:style style:name="ce20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07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fo:color="#ff0000" loext:opacity="100%" style:text-underline-style="solid" style:text-underline-width="auto" style:text-underline-color="font-color"/>
    </style:style>
    <style:style style:name="T56" style:family="text">
      <style:text-properties fo:color="#ff0000" loext:opacity="100%"/>
    </style:style>
    <style:style style:name="T57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ff00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ff00" loext:opacity="100%"/>
    </style:style>
    <style:style style:name="T53" style:family="text">
      <style:text-properties style:text-outline="false" style:text-line-through-style="none" style:text-line-through-type="none" style:text-position="0% 100%" style:font-name="Calibri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59" style:family="text">
      <style:text-properties fo:color="#ff8000" loext:opacity="100%"/>
    </style:style>
    <style:style style:name="T60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61" style:family="text">
      <style:text-properties fo:color="#ffff38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name-complex="Calib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62" style:family="text">
      <style:text-properties fo:color="#ffff38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3" style:family="text">
      <style:text-properties fo:color="#ffff38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ffff38" loext:opacity="100%"/>
    </style:style>
    <style:style style:name="T65" style:family="text">
      <style:text-properties fo:color="#ffff38" loext:opacity="100%" fo:font-weight="bold" style:font-weight-asian="bold" style:font-weight-complex="bold"/>
    </style:style>
    <style:style style:name="T66" style:family="text">
      <style:text-properties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name-complex="Calibr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angal" style:font-size-asian="14pt" style:language-asian="hi" style:country-asian="IN" style:font-style-asian="normal" style:font-weight-asian="normal" style:font-name-complex="Calibri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ffff38" loext:opacity="100%" style:text-outline="false" style:text-line-through-style="none" style:text-line-through-type="none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weight="normal" style:font-weight-asian="normal" style:font-weight-complex="normal"/>
    </style:style>
    <style:style style:name="T71" style:family="text">
      <style:text-properties fo:color="#ffff00" loext:opacity="100%" fo:font-weight="normal" style:font-weight-asian="normal" style:font-weight-complex="normal"/>
    </style:style>
    <style:style style:name="T72" style:family="text">
      <style:text-properties fo:color="#ffff00" loext:opacity="100%" style:text-underline-style="none" fo:font-weight="normal" style:font-weight-asian="normal" style:font-weight-complex="normal"/>
    </style:style>
    <style:style style:name="T73" style:family="text">
      <style:text-properties fo:color="#ffff00" loext:opacity="100%" style:font-name="Mono1"/>
    </style:style>
    <style:style style:name="T74" style:family="text">
      <style:text-properties fo:color="#ffff38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ffffff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ffffff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color="#ffff00" loext:opacity="100%" fo:font-weight="normal" style:font-weight-asian="normal" style:font-weight-complex="normal"/>
    </style:style>
    <style:style style:name="T79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Calib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color="#ffffff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00" loext:opacity="100%" fo:font-weight="bold" style:font-weight-asian="bold" style:font-weight-complex="bold"/>
    </style:style>
    <style:style style:name="T84" style:family="text">
      <style:text-properties fo:color="#ffffff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7" style:family="text">
      <style:text-properties fo:color="#ffffff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6d6d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9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ffff00" loext:opacity="100%" style:text-outline="false" style:text-line-through-style="none" style:text-line-through-type="none" style:font-name="Calibri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color="#ffff00" loext:opacity="100%" style:text-outline="false" style:text-line-through-style="none" style:text-line-through-type="none" style:font-name="Calibri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5" style:family="text">
      <style:text-properties fo:color="#ff6d6d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96" style:family="text">
      <style:text-properties fo:color="#ffffff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color="#ffff00" loext:opacity="100%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ff00" loext:opacity="100%" style:text-outline="false" style:text-line-through-style="none" style:text-line-through-type="none" style:font-name="Mon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color="#ffff00" loext:opacity="100%" style:text-outline="false" style:text-line-through-style="none" style:text-line-through-type="none" style:font-name="Calibri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color="#ffff00" loext:opacity="100%" style:text-outline="false" style:text-line-through-style="none" style:text-line-through-type="none" style:font-name="Mono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3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6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" style:family="text">
      <style:text-properties fo:color="#ff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5" style:family="text">
      <style:text-properties fo:color="#ff00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" style:family="text">
      <style:text-properties fo:color="#0000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2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3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4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5" style:family="text">
      <style:text-properties fo:color="#ffff38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9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0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21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2" style:family="text">
      <style:text-properties fo:color="#ffff38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7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27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2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48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06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07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38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08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09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10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11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112" style:family="text">
      <style:text-properties fo:color="#ff6d6d" loext:opacity="100%" style:text-outline="false" style:text-line-through-style="none" style:text-line-through-type="none" fo:font-size="11pt" fo:font-style="normal" fo:text-shadow="none" style:text-underline-style="none" fo:font-weight="bold" style:font-name-asian="Calibri1" style:font-size-asian="11pt" style:font-style-asian="normal" style:font-weight-asian="bold" style:font-name-complex="Calibri1" style:font-size-complex="11pt" style:font-style-complex="normal" style:font-weight-complex="bold"/>
    </style:style>
    <style:style style:name="T31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3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4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6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7" style:family="text">
      <style:text-properties fo:color="#ffff00" loext:opacity="100%" style:text-outline="false" style:text-line-through-style="none" style:text-line-through-type="none" fo:font-size="12pt" fo:font-style="normal" fo:text-shadow="none" style:text-underline-style="none" fo:font-weight="normal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T118" style:family="text">
      <style:text-properties fo:color="#ffff00" loext:opacity="100%" style:text-outline="false" style:text-line-through-style="none" style:text-line-through-type="none" style:font-name="Mono" fo:font-size="11pt" fo:font-style="normal" fo:text-shadow="none" style:text-underline-style="none" fo:font-weight="normal" style:font-name-asian="Mono" style:font-size-asian="11pt" style:font-style-asian="normal" style:font-weight-asian="normal" style:font-name-complex="Mono" style:font-size-complex="11pt" style:font-style-complex="normal" style:font-weight-complex="normal"/>
    </style:style>
    <style:style style:name="T119" style:family="text">
      <style:text-properties fo:color="#ffff00" loext:opacity="100%" style:text-outline="false" style:text-line-through-style="none" style:text-line-through-type="none" fo:font-size="11pt" fo:font-style="normal" fo:text-shadow="none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139" style:family="text">
      <style:text-properties fo:color="#000000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0" style:family="text">
      <style:text-properties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0000"/>
    </style:style>
    <style:style style:name="T141" style:family="text">
      <style:text-properties fo:font-size="11pt" fo:font-weight="normal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0000" style:text-underline-style="none" style:text-underline-color="font-color"/>
    </style:style>
    <style:style style:name="T142" style:family="text">
      <style:text-properties fo:color="#ff00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43" style:family="text">
      <style:text-properties fo:color="#ff0000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 fo:font-size="11pt" style:font-size-asian="11pt" style:font-size-complex="11pt"/>
    </style:style>
    <style:style style:name="T144" style:family="text">
      <style:text-properties fo:color="#ff0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5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6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8000"/>
    </style:style>
    <style:style style:name="T147" style:family="text">
      <style:text-properties fo:color="#ff8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48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149" style:family="text">
      <style:text-properties fo:color="#ffff00"/>
    </style:style>
    <style:style style:name="T150" style:family="text">
      <style:text-properties fo:color="#ffffff"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1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152" style:family="text">
      <style:text-properties style:font-name="Calibri2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Calibri1" style:font-name-complex="Calibri1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153" style:family="text">
      <style:text-properties fo:color="#000000" fo:font-weight="bold" style:font-weight-asian="bold" style:font-weight-complex="bold"/>
    </style:style>
    <style:style style:name="T154" style:family="text">
      <style:text-properties fo:color="#ffff38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55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bold" style:font-weight-asian="bold" style:font-weight-complex="bold"/>
    </style:style>
    <style:style style:name="T156" style:family="text">
      <style:text-properties fo:color="#ffff38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/>
    </style:style>
    <style:style style:name="T157" style:family="text">
      <style:text-properties fo:color="#ffff38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58" style:family="text">
      <style:text-properties fo:color="#ffff38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159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normal" style:font-weight-asian="normal" style:font-weight-complex="normal"/>
    </style:style>
    <style:style style:name="T160" style:family="text">
      <style:text-properties fo:color="#ffff38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/>
    </style:style>
    <style:style style:name="T161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/>
    </style:style>
    <style:style style:name="T16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normal" style:font-weight-complex="normal" style:font-style-asian="normal" style:font-style-complex="normal" fo:color="#ffff00"/>
    </style:style>
    <style:style style:name="T163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size="11pt" fo:font-weight="bold" style:font-size-asian="11pt" style:font-size-complex="11pt" style:font-weight-asian="bold" style:font-weight-complex="bold"/>
    </style:style>
    <style:style style:name="T164" style:family="text">
      <style:text-properties fo:color="#ffff38"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size="11pt" style:font-size-asian="11pt" style:font-size-complex="11pt" fo:font-weight="normal" style:font-weight-asian="normal" style:font-weight-complex="normal"/>
    </style:style>
    <style:style style:name="T165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="Mono" style:font-name-asian="Mono" style:font-name-complex="Mono"/>
    </style:style>
    <style:style style:name="T166" style:family="text">
      <style:text-properties fo:color="#ffff00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style-complex="normal" style:font-name-asian="Calibri1" style:font-name-complex="Calibri1"/>
    </style:style>
    <style:style style:name="T16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ff"/>
    </style:style>
    <style:style style:name="T168" style:family="text">
      <style:text-properties fo:color="#ffffff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6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00"/>
    </style:style>
    <style:style style:name="T170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7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00" fo:font-weight="bold" style:font-weight-asian="bold" style:font-weight-complex="bold"/>
    </style:style>
    <style:style style:name="T172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00" fo:font-weight="normal" style:font-weight-asian="normal" style:font-weight-complex="normal"/>
    </style:style>
    <style:style style:name="T173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ffffff"/>
    </style:style>
    <style:style style:name="T174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000000"/>
    </style:style>
    <style:style style:name="T175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 fo:color="#ffff00"/>
    </style:style>
    <style:style style:name="T176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/>
    </style:style>
    <style:style style:name="T177" style:family="text">
      <style:text-properties fo:color="#ffff00"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normal" style:font-weight-asian="normal" style:font-weight-complex="normal"/>
    </style:style>
    <style:style style:name="T178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/>
    </style:style>
    <style:style style:name="T179" style:family="text">
      <style:text-properties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weight-asian="normal" style:font-weight-complex="normal" style:font-style-asian="normal" style:font-style-complex="normal" fo:color="#ffff00"/>
    </style:style>
    <style:style style:name="T180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00" fo:font-weight="bold" style:font-weight-asian="bold" style:font-weight-complex="bold"/>
    </style:style>
    <style:style style:name="T181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ff" fo:font-weight="normal" style:font-weight-asian="normal" style:font-weight-complex="normal"/>
    </style:style>
    <style:style style:name="T182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6d6d" fo:font-weight="bold" style:font-weight-asian="bold" style:font-weight-complex="bold"/>
    </style:style>
    <style:style style:name="T183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weight="normal" style:font-weight-asian="normal" style:font-weight-complex="normal" fo:color="#ffff00"/>
    </style:style>
    <style:style style:name="T184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color="#ffff00" fo:font-weight="normal" style:font-weight-asian="normal" style:font-weight-complex="normal"/>
    </style:style>
    <style:style style:name="T185" style:family="text">
      <style:text-properties style:text-underline-style="none" style:text-underline-color="font-color" style:text-line-through-type="none" fo:font-style="normal" style:text-outline="false" fo:text-shadow="none" style:font-name-asian="Calibri1" style:font-name-complex="Calibri1" style:font-style-asian="normal" style:font-style-complex="normal" fo:font-weight="bold" style:font-weight-asian="bold" style:font-weight-complex="bold" fo:color="#ff6d6d"/>
    </style:style>
    <style:style style:name="T186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/>
    </style:style>
    <style:style style:name="T187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/>
    </style:style>
    <style:style style:name="T188" style:family="text">
      <style:text-properties fo:color="#ffff00"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/>
    </style:style>
    <style:style style:name="T189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style:font-name="Mono" fo:font-size="11pt" style:font-name-asian="Mono" style:font-name-complex="Mono" style:font-size-asian="11pt" style:font-size-complex="11pt"/>
    </style:style>
    <style:style style:name="T190" style:family="text">
      <style:text-properties fo:color="#ffff00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font-name-asian="Calibri1" style:font-name-complex="Calibri1"/>
    </style:style>
    <style:style style:name="T191" style:family="text">
      <style:text-properties style:font-name="Calibri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5pt" style:font-size-complex="15pt" style:font-weight-asian="bold" style:font-weight-complex="bold" style:font-style-asian="normal" style:font-style-complex="normal"/>
    </style:style>
    <style:style style:name="T192" style:family="text">
      <style:text-properties style:text-underline-style="solid" style:text-underline-width="auto" style:text-underline-color="font-color" fo:color="#ff0000"/>
    </style:style>
    <style:style style:name="T193" style:family="text">
      <style:text-properties fo:color="#ff0000"/>
    </style:style>
    <style:style style:name="T194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5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  <style:style style:name="T196" style:family="text">
      <style:text-properties fo:color="#ff8000"/>
    </style:style>
    <style:style style:name="T19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9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/>
    </style:style>
    <style:style style:name="T199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bold" style:font-weight-asian="bold" style:font-weight-complex="bold"/>
    </style:style>
    <style:style style:name="T200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38" fo:font-weight="normal" style:font-weight-asian="normal" style:font-weight-complex="normal"/>
    </style:style>
    <style:style style:name="T201" style:family="text">
      <style:text-properties fo:color="#ffff38"/>
    </style:style>
    <style:style style:name="T202" style:family="text">
      <style:text-properties fo:color="#ffff38" fo:font-weight="bold" style:font-weight-asian="bold" style:font-weight-complex="bold"/>
    </style:style>
    <style:style style:name="T20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0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hi" style:country-asian="IN" style:font-name-asian="Mangal" style:font-size-asian="14pt" style:font-size-complex="14pt"/>
    </style:style>
    <style:style style:name="T20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style:language-complex="hi" style:country-complex="IN" style:font-name-complex="Calibri" style:font-weight-asian="normal" style:font-weight-complex="normal" style:font-style-asian="normal" style:font-style-complex="normal" style:text-emphasize="none" style:font-relief="none" style:text-overline-style="none" style:text-overline-color="font-color" fo:color="#ffff38" style:letter-kerning="true" fo:language="pt" fo:country="BR" style:language-asian="zh" style:country-asian="CN" style:font-name-asian="Microsoft YaHei" style:font-size-asian="12pt" style:font-size-complex="12pt"/>
    </style:style>
    <style:style style:name="T207" style:family="text">
      <style:text-properties fo:font-weight="normal" style:font-weight-asian="normal" style:font-weight-complex="normal" fo:color="#ffff00"/>
    </style:style>
    <style:style style:name="T208" style:family="text">
      <style:text-properties fo:font-weight="normal" style:font-weight-asian="normal" style:font-weight-complex="normal" fo:color="#ffff00" style:text-underline-style="none" style:text-underline-color="font-color"/>
    </style:style>
    <style:style style:name="T209" style:family="text">
      <style:text-properties fo:color="#ffff00" style:font-name="Mono1"/>
    </style:style>
    <style:style style:name="T210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38"/>
    </style:style>
    <style:style style:name="T211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212" style:family="text">
      <style:text-properties fo:color="#ffffff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3" style:family="text">
      <style:text-properties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14" style:family="text">
      <style:text-properties fo:color="#ffff00" fo:font-weight="normal" style:font-weight-asian="normal" style:font-weight-complex="normal"/>
    </style:style>
    <style:style style:name="T215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16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17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ff"/>
    </style:style>
    <style:style style:name="T218" style:family="text">
      <style:text-properties style:font-name="Calibri" fo:font-size="12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19" style:family="text">
      <style:text-properties fo:color="#ffff00" fo:font-weight="bold" style:font-weight-asian="bold" style:font-weight-complex="bold"/>
    </style:style>
    <style:style style:name="T220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1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/>
    </style:style>
    <style:style style:name="T222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bold" style:font-weight-asian="bold" style:font-weight-complex="bold"/>
    </style:style>
    <style:style style:name="T223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ff" fo:font-weight="normal" style:font-weight-asian="normal" style:font-weight-complex="normal"/>
    </style:style>
    <style:style style:name="T224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6d6d" fo:font-weight="bold" style:font-weight-asian="bold" style:font-weight-complex="bold"/>
    </style:style>
    <style:style style:name="T225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ffff00"/>
    </style:style>
    <style:style style:name="T226" style:family="text">
      <style:text-properties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/>
    </style:style>
    <style:style style:name="T227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style:font-size-asian="12pt" style:font-size-complex="12pt"/>
    </style:style>
    <style:style style:name="T228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0pt" style:font-size-asian="10pt" style:font-size-complex="10pt"/>
    </style:style>
    <style:style style:name="T229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weight="normal" style:font-weight-asian="normal" style:font-weight-complex="normal" fo:font-size="11pt" style:font-size-asian="11pt" style:font-size-complex="11pt"/>
    </style:style>
    <style:style style:name="T230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color="#ffff00" fo:font-size="11pt" style:font-size-asian="11pt" style:font-size-complex="11pt" fo:font-weight="bold" style:font-weight-asian="bold" style:font-weight-complex="bold"/>
    </style:style>
    <style:style style:name="T231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bold" style:font-weight-asian="bold" style:font-weight-complex="bold" fo:color="#ff6d6d"/>
    </style:style>
    <style:style style:name="T232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color="#ffffff" fo:font-weight="normal" style:font-weight-asian="normal" style:font-weight-complex="normal"/>
    </style:style>
    <style:style style:name="T233" style:family="text">
      <style:text-properties style:font-name="Calibri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tyle-asian="normal" style:font-style-complex="normal" style:text-emphasize="none" style:font-relief="none" style:text-overline-style="none" style:text-overline-color="font-color" fo:font-size="11pt" style:font-size-asian="11pt" style:font-size-complex="11pt" fo:font-weight="normal" style:font-weight-asian="normal" style:font-weight-complex="normal" fo:color="#ffff00"/>
    </style:style>
    <style:style style:name="T23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"/>
    </style:style>
    <style:style style:name="T23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Calibri"/>
    </style:style>
    <style:style style:name="T23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23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 fo:color="#ffff00"/>
    </style:style>
    <style:style style:name="T238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ff00" style:font-name="Mono1"/>
    </style:style>
    <style:style style:name="T23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ffff38"/>
    </style:style>
    <style:style style:name="T240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38" fo:font-weight="bold" style:font-weight-asian="bold" style:font-weight-complex="bold"/>
    </style:style>
    <style:style style:name="T241" style:family="text">
      <style:text-properties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color="#ffff38" fo:font-weight="normal" style:font-weight-asian="normal" style:font-weight-complex="normal"/>
    </style:style>
    <style:style style:name="T242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bold" style:font-weight-asian="bold" style:font-weight-complex="bold"/>
    </style:style>
    <style:style style:name="T243" style:family="text">
      <style:text-properties fo:color="#ffff00" fo:font-size="12pt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style-asian="normal" style:font-style-complex="normal" fo:font-weight="normal" style:font-weight-asian="normal" style:font-weight-complex="normal"/>
    </style:style>
    <style:style style:name="T244" style:family="text">
      <style:text-properties fo:color="#ff6d6d" fo:font-size="11pt" fo:font-weight="bold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weight-asian="bold" style:font-weight-complex="bold" style:font-style-asian="normal" style:font-style-complex="normal"/>
    </style:style>
    <style:style style:name="T245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6d6d" fo:font-weight="bold" style:font-weight-asian="bold" style:font-weight-complex="bold"/>
    </style:style>
    <style:style style:name="T246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ff00" fo:font-weight="normal" style:font-weight-asian="normal" style:font-weight-complex="normal"/>
    </style:style>
    <style:style style:name="T247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color="#ffff00" fo:font-weight="bold" style:font-weight-asian="bold" style:font-weight-complex="bold"/>
    </style:style>
    <style:style style:name="T248" style:family="text">
      <style:text-properties fo:font-size="11pt" style:text-underline-style="none" style:text-underline-color="font-color" style:text-line-through-type="none" fo:font-style="normal" style:text-outline="false" fo:text-shadow="none" style:font-name-asian="Calibri1" style:font-name-complex="Calibri1" style:font-size-asian="11pt" style:font-size-complex="11pt" style:font-style-asian="normal" style:font-style-complex="normal" fo:font-weight="bold" style:font-weight-asian="bold" style:font-weight-complex="bold" fo:color="#ff6d6d"/>
    </style:style>
    <style:style style:name="T24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name-asian="Calibri1" style:font-name-complex="Calibri1" style:font-size-asian="12pt" style:font-size-complex="12pt" style:font-weight-asian="normal" style:font-weight-complex="normal" style:font-style-asian="normal" style:font-style-complex="normal" fo:color="#000000"/>
    </style:style>
    <style:style style:name="T25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/>
    </style:style>
    <style:style style:name="T251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fo:color="#ffff00" style:font-name-asian="Calibri1" style:font-name-complex="Calibri1"/>
    </style:style>
    <style:style style:name="T25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 fo:color="#000000"/>
    </style:style>
    <style:style style:name="T25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font-size-asian="12pt" style:font-size-complex="12pt" style:font-weight-asian="normal" style:font-weight-complex="normal" style:font-style-asian="normal" style:font-style-complex="normal" style:font-name-asian="Calibri1" style:font-name-complex="Calibri1" fo:color="#ffff00"/>
    </style:style>
    <style:style style:name="T254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style:font-name="Mono" fo:font-size="11pt" style:font-name-asian="Mono" style:font-name-complex="Mono" style:font-size-asian="11pt" style:font-size-complex="11pt"/>
    </style:style>
    <style:style style:name="T255" style:family="text">
      <style:text-properties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color="#ffff00" fo:font-size="11pt" style:font-size-asian="11pt" style:font-size-complex="11pt" style:font-name-asian="Calibri1" style:font-name-complex="Calibri1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mae_2024" table:style-name="ta4">
        <table:table-column table:style-name="co1" table:default-cell-style-name="ce78"/>
        <table:table-column table:style-name="co16" table:default-cell-style-name="ce78"/>
        <table:table-column table:style-name="co17" table:default-cell-style-name="ce48"/>
        <table:table-column table:style-name="co4" table:default-cell-style-name="ce78"/>
        <table:table-column table:style-name="co5" table:number-columns-repeated="1020" table:default-cell-style-name="ce78"/>
        <table:table-row table:style-name="ro1">
          <table:table-cell table:style-name="ce21" office:value-type="string" calcext:value-type="string">
            <text:p>Matéria</text:p>
          </table:table-cell>
          <table:table-cell table:style-name="ce21" office:value-type="string" calcext:value-type="string">
            <text:p>Conteúdo</text:p>
          </table:table-cell>
          <table:table-cell table:style-name="ce46" office:value-type="string" calcext:value-type="string">
            <text:p>ESTUDO</text:p>
          </table:table-cell>
          <table:table-cell table:style-name="ce45" office:value-type="string" calcext:value-type="string">
            <text:p>REVISÃO</text:p>
          </table:table-cell>
          <table:table-cell table:style-name="ce21" table:number-columns-repeated="1020"/>
        </table:table-row>
        <table:table-row table:style-name="ro2">
          <table:table-cell table:style-name="ce34" office:value-type="string" calcext:value-type="string" table:number-columns-spanned="1" table:number-rows-spanned="9">
            <text:p>LÍNGUA PORTUGUESA</text:p>
          </table:table-cell>
          <table:table-cell table:style-name="ce39" office:value-type="string" calcext:value-type="string">
            <text:p>1 Leitura e interpretação de <text:span text:style-name="T139">diversos</text:span><text:span text:style-name="T140"> tipos de textos</text:span><text:span text:style-name="T141"> </text:span>(literários e não literários).</text:p>
          </table:table-cell>
          <table:table-cell table:number-columns-repeated="2" table:style-name="ce47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2 Sinônimos e antônim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3 Sentido próprio e figurado das palavras<text:span text:style-name="T142"> (conotativo ou </text:span><text:span text:style-name="T143">denotativo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4 Pontuação <text:span text:style-name="T144">(Quando usar e não usar a vírgul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5 Classes de palavra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6 Concordância nominal e verbal.<text:span text:style-name="T144"> (flexão de gênero, número e/ou pessoa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7 Regências nominal e verbal. <text:span text:style-name="T142">(uso de preposições / </text:span><text:span text:style-name="T143">VTD ou VTI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39" office:value-type="string" calcext:value-type="string">
            <text:p>8 Colocação pronominal<text:span text:style-name="T144"> (próclise, ênclise e mesóclise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0" office:value-type="string" calcext:value-type="string">
            <text:p>9 Cras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table-cell table:style-name="ce36" office:value-type="string" calcext:value-type="string" table:number-columns-spanned="1" table:number-rows-spanned="13">
            <text:p>MATEMÁTICA</text:p>
          </table:table-cell>
          <table:table-cell table:style-name="ce41" office:value-type="string" calcext:value-type="string">
            <text:p>Adição, subtração, multiplicação, divisão, potenciação ou radiciação com números racionais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Representações fracionária ou decimal.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Mínimo múltiplo comum (MMC)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Máximo divisor comum (MDC)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1" office:value-type="string" calcext:value-type="string">
            <text:p>Porcentagem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azão e proporçã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gra de três simples ou composta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Sistema de equações do 1º grau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Equações do 2º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Grandezas e medidas – quantidade, tempo, comprimento, superfície, capacidade e massa <text:span text:style-name="T145">1m3 = 1000litro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Relação entre grandezas – tabela ou gráfic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1" office:value-type="string" calcext:value-type="string">
            <text:p>Tratamento da informação – média aritmética simples</text:p>
          </table:table-cell>
          <table:table-cell table:style-name="ce47" table:number-columns-repeated="2"/>
          <table:table-cell table:number-columns-repeated="1020"/>
        </table:table-row>
        <table:table-row table:style-name="ro3">
          <table:covered-table-cell/>
          <table:table-cell table:style-name="ce41" office:value-type="string" calcext:value-type="string">
            <text:p>Noções de Geometria – forma, ângulos, área, perímetro, volume, Teoremas de Pitágoras ou de Tale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table-cell table:style-name="ce37" office:value-type="string" calcext:value-type="string" table:number-columns-spanned="1" table:number-rows-spanned="6">
            <text:p>RACIOCÍNIO LÓGICO</text:p>
          </table:table-cell>
          <table:table-cell table:style-name="ce42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style-name="ce42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Estruturas lógicas<text:span text:style-name="T145"> </text:span><text:span text:style-name="T146">(tabela do sim ou não)</text:span></text:p>
          </table:table-cell>
          <table:table-cell table:style-name="ce47" table:number-columns-repeated="2"/>
          <table:table-cell table:style-name="ce49"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lógicas de argumentação<text:span text:style-name="T147"> equivalência(=): p→q = q ou ~p = ~q → ~p negativa(~): p e ~q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Diagramas lógicos <text:span text:style-name="T147">Diagrama de Venn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3" office:value-type="string" calcext:value-type="string">
            <text:p>Sequências <text:span text:style-name="T147">investigue a soma das diferença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Operação com conjuntos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table-cell table:style-name="ce38" office:value-type="string" calcext:value-type="string" table:number-columns-spanned="1" table:number-rows-spanned="71">
            <text:p>ESPECÍFICOS</text:p>
          </table:table-cell>
          <table:table-cell table:style-name="ce44" office:value-type="string" calcext:value-type="string">
            <text:p><text:span text:style-name="T148">Engenharia de Software</text:span>: ciclo de vida do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gerenciamento de processos de negócio<text:span text:style-name="T149"> (BPM – Business Process Management)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odelagem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análise de process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desenho e melhoria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integração de process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8">Engenharia de requisitos</text:span>: técnicas de elicit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especific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técnicas de validação de requisit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8">Engenharia de usabilidade</text:span>: conceitos básicos e aplicações, critério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recomendações e guias de estil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de requisitos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odos para avaliação de usabilidad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48">Metodologias de desenvolvimento de software</text:span>: padrões de projeto, 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50">processo unificado </text:span><text:span text:style-name="T151">(RUP)</text:span><text:span text:style-name="T152">,</text:span>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metodologias ágei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métricas e estimativas de software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qualidade de software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por pontos de função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análise e projeto orientados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UML 2.2</text:span>: visão geral, modelos e diagramas</text:p>
          </table:table-cell>
          <table:table-cell table:style-name="ce47" office:value-type="string" calcext:value-type="string">
            <text:p>OK</text:p>
          </table:table-cell>
          <table:table-cell table:style-name="ce47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Bancos de dados</text:span>: conceitos gerais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<text:span text:style-name="T150">sistema gerenciador de banco de dados (SGBD): MySQL, PostgreSQL </text:span><text:span text:style-name="T151">ler caderno!</text:span>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técnicas de análise de desempenho e otimização de consultas SQL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estão e Governança de TI: gerenciamento de projetos – <text:span text:style-name="T148">PMBOK</text:span> 4ª edição: projetos e a organização, escritórios de projetos: modelos e características, processos, grupos de processos e áreas de conhecimento</text:p>
          </table:table-cell>
          <table:table-cell table:style-name="ce47" table:number-columns-repeated="2"/>
          <table:table-cell table:number-columns-repeated="1020"/>
        </table:table-row>
        <table:table-row table:style-name="ro1">
          <table:covered-table-cell/>
          <table:table-cell table:style-name="ce44" office:value-type="string" calcext:value-type="string">
            <text:p>Gerenciamento de serviços – <text:span text:style-name="T148">ITIL</text:span> v3: conceitos básicos e objetivos, processos e funções de estratégia, desenho, transição e operação de serviços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governança de TI – <text:span text:style-name="T148">COBIT</text:span> 4.1: conceitos básicos e objetivos, requisitos da informação, recursos de tecnologia da informação, domínios, processos e objetivos de controle</text:p>
          </table:table-cell>
          <table:table-cell table:style-name="ce47" table:number-columns-repeated="2"/>
          <table:table-cell table:number-columns-repeated="1020"/>
        </table:table-row>
        <table:table-row table:style-name="ro4">
          <table:covered-table-cell/>
          <table:table-cell table:style-name="ce44" office:value-type="string" calcext:value-type="string">
            <text:p>qualidade de software – <text:span text:style-name="T148">CMMI</text:span> 1.2: conceitos básicos e objetivos, disciplinas e formas de representação, níveis de capacidade e maturidade, processos e categorias de process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Desenvolvimento de Sistemas</text:span>: Ajax HTML 5, Javascript, BootStrap, Desenvolvimento Web PHP Orientado a Objetos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Framework</text:span>: Laravel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interoperabilidade de sistemas: <text:span text:style-name="T153">SOA</text:span> e <text:span text:style-name="T148">Web Services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Padrões</text:span>: XML, XSLT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UDDI <text:span text:style-name="T149">(Universal Description, Discovery, and Integration)</text:span>, WSDL <text:span text:style-name="T149">(Web Services Description Language) </text:span>e Soap<text:span text:style-name="T149"> (Simple Object Access Protocol)</text:span>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<text:span text:style-name="T148">segurança</text:span> no desenvolvimento: práticas de programação segura e revisão de código</text:p>
          </table:table-cell>
          <table:table-cell table:style-name="ce47" table:number-columns-repeated="2"/>
          <table:table-cell table:number-columns-repeated="1020"/>
        </table:table-row>
        <table:table-row table:style-name="ro2">
          <table:covered-table-cell/>
          <table:table-cell table:style-name="ce44" office:value-type="string" calcext:value-type="string">
            <text:p>controles e <text:span text:style-name="T148">testes</text:span> de segurança para aplicações web e Web Service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lgoritmos e estruturas de dados e objetos<text:span text:style-name="T154"> (</text:span><text:span text:style-name="T155">listas</text:span><text:span text:style-name="T156">: fila, pilha, lista encadeada circular – </text:span><text:span text:style-name="T155">árvore</text:span><text:span text:style-name="T156">, </text:span><text:span text:style-name="T155">hashtables</text:span><text:span text:style-name="T156">, </text:span><text:span text:style-name="T155">grafos</text:span><text:span text:style-name="T156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Tipos de dados: elementares e estruturados<text:span text:style-name="T157"> (int, float, char, boolean – string, objeto, música, imagen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Estruturas de controle de fluxo: <text:span text:style-name="T158">Condicionais</text:span><text:span text:style-name="T159">(também chamadas de Estruturas de Seleção IF ELSE, SWITCH CASE) e de </text:span><text:span text:style-name="T160">Repetição</text:span><text:span text:style-name="T159">(WHILE, DO-WHILE, FO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estruturada<text:span text:style-name="T154"> (Sequencial, Condicionais e Iterações) + (funções e procedimentos: criados para organização, compreensão, manutenção, reus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61">Modularização </text:span><text:span text:style-name="T162">(Dividir o sistema em partes [classes, funções]. Facilita a detecção de erros, manutenção e reutilização do códig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Acoplamento entre módulos e coesão de módulos<text:span text:style-name="T154"> (o ideal é um sistema com</text:span><text:span text:style-name="T155"> Alta Coesão </text:span><text:span text:style-name="T156">e </text:span><text:span text:style-name="T163">Fraco Acoplamento</text:span><text:span text:style-name="T164"> para ter boa manutenibilidade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Procedimentos e sub-rotinas <text:span text:style-name="T145">(palavras-chave: </text:span><text:span text:style-name="T165">void</text:span><text:span text:style-name="T166"> / </text:span><text:span text:style-name="T165">return</text:span><text:span text:style-name="T166">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hamadas por referência<text:span text:style-name="T154"> (aponta para o endereço de memória ‘&amp;’)</text:span><text:span text:style-name="T167"> e Chamadas por </text:span>valor <text:span text:style-name="T157">(só copia o dado para o parâmetr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7">
          <table:covered-table-cell/>
          <table:table-cell table:style-name="ce42" office:value-type="string" calcext:value-type="string">
            <text:p>Programação por eventos<text:span text:style-name="T145"> (disparo de ações na mudança de estado, envio de mensagens ao manipular interfaces gráfica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2">
          <table:covered-table-cell/>
          <table:table-cell table:style-name="ce42" office:value-type="string" calcext:value-type="string">
            <text:p><text:span text:style-name="T168">Programação orientada a objetos, classes, objetos, métodos, mensagens, herança, polimorfismo, sobrecarga,</text:span> interfaces e pacote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68">tratamento de exceção</text:span><text:span text:style-name="T169"> (throw, try catch, finally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HT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XM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avascript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HP <text:span text:style-name="T145">(linguagem interpretada [não-compilada], dinâmica pois não exige declarar a variável antes de usá-la, e fracamente tipada: não exige declarar o tipo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DHTML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#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JSP (Java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Servlets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SP.Net (Active Server Pages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8">
          <table:covered-table-cell/>
          <table:table-cell table:style-name="ce42" office:value-type="string" calcext:value-type="string">
            <text:p>Arquiteturas de componentes: Microsoft COM, .Net, J2EE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L/SQ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AJAX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CSS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Programação Web: conceitos fundamentais, persistência<text:span text:style-name="T145">(WebStorage)</text:span>, camadas<text:span text:style-name="T145">(MVC)</text:span> e design patterns<text:span text:style-name="T145">(GoF: Cretional, Structural e Behavioral)</text:span>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Web services usando REST<text:span text:style-name="T145">(design pattern/JSON)</text:span>, SOAP<text:span text:style-name="T145">(protocolo/XML)</text:span> e WebApi<text:span text:style-name="T145">(cliente/servidor)</text:span>: ModelagemUML e E-R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70">Noções sobre metodologias de análise, projeto e desenvolvimento de sistemas</text:span><text:span text:style-name="T167"> </text:span><text:span text:style-name="T169">(Agile/Scrum/XP)</text:span>, tecnologias web, frameworks de desenvolviment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70">Modelagem UML</text:span><text:span text:style-name="T167"> </text:span><text:span text:style-name="T169">(diagramas </text:span><text:span text:style-name="T171">estruturais</text:span><text:span text:style-name="T172"> e </text:span><text:span text:style-name="T171">comportamentais</text:span><text:span text:style-name="T172">)</text:span><text:span text:style-name="T173"> </text:span><text:span text:style-name="T174">e E-R</text:span><text:span text:style-name="T175"> (entidade forte ou fraca, cardinalidade dos relacionamento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Banco de Dados: Conceitos de BD <text:span text:style-name="T145">(hierárquico, rede, relacional e OO)</text:span> e de SGBD, arquitetura de SGBD, Funções básicas de SGBD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agem de Dados <text:span text:style-name="T168">(</text:span><text:span text:style-name="T169">tipos de modelos: </text:span>Modelo Conceitual<text:span text:style-name="T145">(DER)</text:span>, Modelo Lógico<text:span text:style-name="T145">(ficha da entidade)</text:span>, Modelo Físico<text:span text:style-name="T145">(identificação com tipos e restriçõe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<text:span text:style-name="T170">Modelo entidade relacionamento</text:span><text:span text:style-name="T169"> (MER e sua representação gráfica: DER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Modelo relacional <text:span text:style-name="T145">(dados representados em </text:span><text:span text:style-name="T176">Tabelas</text:span><text:span text:style-name="T177">, [Entidade, atributo e relacionamento], </text:span><text:span text:style-name="T176">chaves primárias </text:span><text:span text:style-name="T177">e </text:span><text:span text:style-name="T176">estrangeiras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Restrições de integridade<text:span text:style-name="T145"> (Domínio, Referencial, Vazio, Chave ou Definida pelo Usuário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42" office:value-type="string" calcext:value-type="string">
            <text:p>Normalização e dependência funcional <text:span text:style-name="T145">(reduzir a redundância de dados para aumentar a integridade e desempenho, 1ª forma normal exige atomicidade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covered-table-cell/>
          <table:table-cell table:style-name="ce88" office:value-type="string" calcext:value-type="string">
            <text:p><text:span text:style-name="T178">Mapeamento E-R para relacional </text:span><text:span text:style-name="T179">[</text:span><text:span text:style-name="T180">Entidade</text:span><text:span text:style-name="T181"> </text:span><text:span text:style-name="T182">→</text:span><text:span text:style-name="T181"> </text:span><text:span text:style-name="T183">Tabela] [</text:span><text:span text:style-name="T180">Atributos</text:span><text:span text:style-name="T181"> </text:span><text:span text:style-name="T182">→</text:span><text:span text:style-name="T181"> </text:span><text:span text:style-name="T183">Colunas/campos] [</text:span><text:span text:style-name="T180">Relacionamento</text:span><text:span text:style-name="T184"> </text:span><text:span text:style-name="T182">→ </text:span><text:span text:style-name="T184">Cardinalidade] [Instância</text:span><text:span text:style-name="T180"> </text:span><text:span text:style-name="T185">→</text:span><text:span text:style-name="T181"> </text:span><text:span text:style-name="T183">Linhas/registros/tuplas]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Álgebra relacional.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álculo relacional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Linguagem SQL: Linguagem de definição de dados (DDL), Linguagem de manipulação de dados (DML)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transação<text:span text:style-name="T145"> (executada como tarefa única, seguindo os princípios do ACID; cláusulas Commit, Rollback, begin-end transaction)</text:span></text:p>
          </table:table-cell>
          <table:table-cell table:style-name="ce42" office:value-type="string" calcext:value-type="string">
            <text:p>ok</text:p>
          </table:table-cell>
          <table:table-cell table:style-name="ce4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Integridade de dados, concorrência, recuperação, distribuição, replicação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Procedimentos armazenados ("Stored Procedures")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Gatilhos ("Triggers") <text:span text:style-name="T145">(stored procedure disparado por evento DML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9">
          <table:table-cell/>
          <table:table-cell table:style-name="ce42" office:value-type="string" calcext:value-type="string">
            <text:p>Sistemas Gerenciadores de Banco de Dados: tabelas, visões <text:span text:style-name="T186">(selects armazenados na memória cache)</text:span>, índices<text:span text:style-name="T186"> (resumo de grandes tabelas)</text:span>, sequências <text:span text:style-name="T186">(criam um valor para uma chave primária)</text:span>, sinônimos <text:span text:style-name="T186">(referencia outro esquema de um BD distribuído)</text:span>, restrições <text:span text:style-name="T186">(regras para garantir a integridade)</text:span>, dicionário de dados<text:span text:style-name="T186"> (documento de metadados sobre a estrutura do BD)</text:span><text:span text:style-name="T167">, restrições de integridade </text:span><text:span text:style-name="T169">(domínio, referencial, vazio, chave ou definida pelo usuário)</text:span>, constraints<text:span text:style-name="T186">(de </text:span><text:span text:style-name="T187">TIPOS, NOT NULL, UNIQUE, PK, FK, DEFAULT, CHECK</text:span><text:span text:style-name="T188">)</text:span>, tipos de dados <text:span text:style-name="T186">(</text:span><text:span text:style-name="T187">int</text:span><text:span text:style-name="T188">, </text:span><text:span text:style-name="T187">char</text:span><text:span text:style-name="T188">, </text:span><text:span text:style-name="T187">varchar</text:span><text:span text:style-name="T188">, </text:span><text:span text:style-name="T187">float</text:span><text:span text:style-name="T188">, </text:span><text:span text:style-name="T189">date</text:span><text:span text:style-name="T190">)</text:span>, SQL, PL/SQL. <text:span text:style-name="T145">(e Suas cláusulas e funções)</text:span></text:p>
          </table:table-cell>
          <table:table-cell table:style-name="ce42" table:number-columns-repeated="2"/>
          <table:table-cell table:number-columns-repeated="1020"/>
        </table:table-row>
        <table:table-row table:style-name="ro1">
          <table:table-cell/>
          <table:table-cell table:style-name="ce42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5"/>
          <table:table-cell table:number-columns-repeated="1022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2">
        <table:table-column table:style-name="co5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lan1" table:style-name="ta2">
        <table:table-column table:style-name="co5" table:number-columns-repeated="1024" table:default-cell-style-name="ce96"/>
        <table:table-row table:style-name="ro8" table:number-rows-repeated="1048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Prefeitura_2022" table:style-name="ta3">
        <table:table-column table:style-name="co7" table:default-cell-style-name="ce110"/>
        <table:table-column table:style-name="co8" table:default-cell-style-name="Default"/>
        <table:table-column table:style-name="co9" table:default-cell-style-name="ce127"/>
        <table:table-column table:style-name="co4" table:default-cell-style-name="Default"/>
        <table:table-column table:style-name="co10" table:number-columns-repeated="1019" table:default-cell-style-name="Default"/>
        <table:table-column table:style-name="co6" table:default-cell-style-name="Default"/>
        <table:table-row table:style-name="ro9">
          <table:table-cell table:style-name="ce97" office:value-type="string" calcext:value-type="string">
            <text:p>Matéria</text:p>
          </table:table-cell>
          <table:table-cell table:style-name="ce111" office:value-type="string" calcext:value-type="string">
            <text:p>Conteúdo</text:p>
          </table:table-cell>
          <table:table-cell table:style-name="ce121" office:value-type="string" calcext:value-type="string">
            <text:p>ESTUDO</text:p>
          </table:table-cell>
          <table:table-cell table:style-name="ce128" office:value-type="string" calcext:value-type="string">
            <text:p>REVISÃO</text:p>
          </table:table-cell>
          <table:table-cell table:style-name="ce111" table:number-columns-repeated="1020"/>
        </table:table-row>
        <table:table-row table:style-name="ro2">
          <table:table-cell table:style-name="ce100" office:value-type="string" calcext:value-type="string" table:number-columns-spanned="1" table:number-rows-spanned="9">
            <text:p>LÍNGUA PORTUGUESA</text:p>
          </table:table-cell>
          <table:table-cell table:style-name="ce112" office:value-type="string" calcext:value-type="string">
            <text:p>1 Leitura e interpretação de <text:span text:style-name="T54">diversos</text:span><text:span text:style-name="T192"> tipos de textos</text:span><text:span text:style-name="T193"> </text:span>(literários e não literários)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12" office:value-type="string" calcext:value-type="string">
            <text:p>2 Sinônimos e antônimos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12" office:value-type="string" calcext:value-type="string">
            <text:p><text:span text:style-name="T194">3 Sentido próprio e figurado das palavras</text:span><text:span text:style-name="T195"> (conotativo ou </text:span><text:span text:style-name="T193">denotativo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12" office:value-type="string" calcext:value-type="string">
            <text:p>4 Pontuação <text:span text:style-name="T193">(Quando usar e não usar a vírgula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12" office:value-type="string" calcext:value-type="string">
            <text:p>5 Classes de palavras.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13" office:value-type="string" calcext:value-type="string">
            <text:p>6 Concordância nominal e verbal.<text:span text:style-name="T193"> (flexão de gênero, número e/ou pessoa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12" office:value-type="string" calcext:value-type="string">
            <text:p><text:span text:style-name="T194">7 Regências nominal  e verbal. </text:span><text:span text:style-name="T195">(uso de preposições / </text:span><text:span text:style-name="T193">VTD ou VTI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12" office:value-type="string" calcext:value-type="string">
            <text:p>8  Colocação pronominal<text:span text:style-name="T193"> (próclise, ênclise e mesóclise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0"/>
          <table:table-cell table:style-name="ce113" office:value-type="string" calcext:value-type="string">
            <text:p>9 Crase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1" office:value-type="string" calcext:value-type="string" table:number-columns-spanned="1" table:number-rows-spanned="13">
            <text:p>MATEMÁTICA</text:p>
          </table:table-cell>
          <table:table-cell table:style-name="ce114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Representações fracionária ou decimal.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Mínimo múltiplo comum (MMC)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Máximo divisor comum (MDC)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3"/>
          <table:table-cell table:style-name="ce114" office:value-type="string" calcext:value-type="string">
            <text:p>Porcentagem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azão e proporção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egra de três simples ou composta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Sistema de equações do 1º grau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Equações do 2º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Grandezas e medidas – quantidade, tempo, comprimento, superfície, capacidade e massa <text:span text:style-name="T149">1m3 = 1000litros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Relação entre grandezas – tabela ou gráfico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3"/>
          <table:table-cell table:style-name="ce114" office:value-type="string" calcext:value-type="string">
            <text:p>Tratamento da informação – média aritmética simples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 table:style-name="ce101"/>
          <table:table-cell table:style-name="ce114" office:value-type="string" calcext:value-type="string">
            <text:p>Noções de Geometria – forma, ângulos, área, perímetro, volume, Teoremas de Pitágoras ou de Tales 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">
          <table:table-cell table:style-name="ce105" office:value-type="string" calcext:value-type="string" table:number-columns-spanned="1" table:number-rows-spanned="2">
            <text:p><text:span text:style-name="T191">ATUALIDADES</text:span></text:p>
            <text:p/>
          </table:table-cell>
          <table:table-cell table:style-name="ce10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style-name="ce106" table:number-columns-repeated="2"/>
          <table:table-cell table:style-name="ce133" table:number-columns-repeated="1020"/>
        </table:table-row>
        <table:table-row table:style-name="ro1">
          <table:covered-table-cell table:style-name="ce106"/>
          <table:table-cell table:style-name="ce106" office:value-type="string" calcext:value-type="string">
            <text:p>Anúncio remarcando provas publicado dia 30/08. (provavelmente serão questões do primeiro trimestre de 2020)</text:p>
          </table:table-cell>
          <table:table-cell table:style-name="ce106" table:number-columns-repeated="2"/>
          <table:table-cell table:style-name="ce133" table:number-columns-repeated="1020"/>
        </table:table-row>
        <table:table-row table:style-name="ro4">
          <table:table-cell table:style-name="ce107" office:value-type="string" calcext:value-type="string" table:number-columns-spanned="1" table:number-rows-spanned="6">
            <text:p>RACIOCÍNIO LÓGICO</text:p>
          </table:table-cell>
          <table:table-cell table:style-name="ce106" office:value-type="string" calcext:value-type="string">
            <text:p>Conceitos básicos de raciocínio lógico: proposições; valores lógicos das proposições; sentenças abertas; número de linhas da tabela verdade; conectivos; proposições simples; proposições compostas. </text:p>
          </table:table-cell>
          <table:table-cell table:style-name="ce106" table:number-columns-repeated="2"/>
          <table:table-cell table:number-columns-repeated="1020"/>
        </table:table-row>
        <table:table-row table:style-name="ro10">
          <table:covered-table-cell table:style-name="ce107"/>
          <table:table-cell table:style-name="ce115" office:value-type="string" calcext:value-type="string">
            <text:p>Estruturas lógicas<text:span text:style-name="T149"> </text:span><text:span text:style-name="T196">(tabela do sim ou não)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 table:style-name="ce107"/>
          <table:table-cell table:style-name="ce115" office:value-type="string" calcext:value-type="string">
            <text:p>lógicas de argumentação<text:span text:style-name="T196"> equivalência(=): p→q = q ou ~p = ~q → ~p          negativa(~): p e ~q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7"/>
          <table:table-cell table:style-name="ce115" office:value-type="string" calcext:value-type="string">
            <text:p>Diagramas lógicos <text:span text:style-name="T196">Diagrama de Venn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7"/>
          <table:table-cell table:style-name="ce115" office:value-type="string" calcext:value-type="string">
            <text:p>Sequências <text:span text:style-name="T196">investigue a soma das diferenças</text:span></text:p>
          </table:table-cell>
          <table:table-cell table:number-columns-repeated="2" table:style-name="ce122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 table:style-name="ce107"/>
          <table:table-cell table:style-name="ce106" office:value-type="string" calcext:value-type="string">
            <text:p>Operação com conjuntos</text:p>
          </table:table-cell>
          <table:table-cell table:style-name="ce106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97">Algoritmos e estruturas de dados e objetos</text:span><text:span text:style-name="T198"> (</text:span><text:span text:style-name="T199">listas</text:span><text:span text:style-name="T200">: fila, </text:span><text:span text:style-name="T198">pilha, lista encadeada circular – </text:span><text:span text:style-name="T199">árvore</text:span><text:span text:style-name="T198">, </text:span><text:span text:style-name="T199">hashtables</text:span><text:span text:style-name="T198">, </text:span><text:span text:style-name="T199">grafos</text:span><text:span text:style-name="T200">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Tipos de dados: elementares e estruturados<text:span text:style-name="T201"> (int, float, char, boolean – string, objeto, música, imagen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9"/>
          <table:table-cell table:style-name="ce116" office:value-type="string" calcext:value-type="string">
            <text:p>Estruturas de controle de fluxo: <text:span text:style-name="T202">Condicionais</text:span><text:span text:style-name="T201">(também chamadas de Estruturas de Seleção IF ELSE, SWITCH CASE) e de </text:span><text:span text:style-name="T202">Repetição</text:span><text:span text:style-name="T201">(WHILE, DO-WHILE, FOR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09"/>
          <table:table-cell table:style-name="ce116" office:value-type="string" calcext:value-type="string">
            <text:p><text:span text:style-name="T203">Programação estruturada</text:span><text:span text:style-name="T204"> (</text:span><text:span text:style-name="T205">Sequencial, Condicionais e Iterações) + </text:span><text:span text:style-name="T206">(funções e procedimentos: criados para organização, compreensão, manutenção, reus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70">Modularização </text:span><text:span text:style-name="T207">(D</text:span><text:span text:style-name="T208">ividir o sistema em partes [classes, funções]. Facilita a detecção de erros, manutenção e reutilização do códig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97">Acoplamento entre módulos e coesão de módulos</text:span><text:span text:style-name="T198"> (o ideal é um sistema com</text:span><text:span text:style-name="T199"> Alta Coesão </text:span><text:span text:style-name="T200">e </text:span><text:span text:style-name="T202">Fraco Acoplamento</text:span><text:span text:style-name="T201"> para ter boa manutenibilidade)</text:span></text:p>
          </table:table-cell>
          <table:table-cell table:style-name="ce123" office:value-type="string" calcext:value-type="string">
            <text:p>OK</text:p>
          </table:table-cell>
          <table:table-cell table:style-name="ce129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rocedimentos e sub-rotinas <text:span text:style-name="T149"> (palavras-chave: </text:span><text:span text:style-name="T209">void</text:span><text:span text:style-name="T149"> / </text:span><text:span text:style-name="T209">return</text:span><text:span text:style-name="T149">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94">Chamadas por referência</text:span><text:span text:style-name="T210"> (aponta para o endereço de memória ‘&amp;’)</text:span><text:span text:style-name="T211"> e Chamadas por </text:span>valor <text:span text:style-name="T201">(só copia o dado para o parâmetro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Programação por eventos<text:span text:style-name="T149"> (disparo de ações na mudança de estado, envio de mensagens ao manipular interfaces gráficas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212">Programação orientada a objetos, classes, objetos, métodos, mensagens, herança, polimorfismo, sobrecarga,</text:span> interfaces e pacotes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212">tratamento de exceção</text:span><text:span text:style-name="T213"> (throw, try catch, finally)</text:span>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HTML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XML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Javascript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HP <text:span text:style-name="T149">(linguagem interpretada [não-compilada], dinâmica pois não exige declarar a variável antes de usá-la, e fracamente tipada: não exige declarar o tipo)</text:span>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DHTML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C#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JSP (Java Server Pages)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Servlets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ASP.Net (Active Server Pages)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7" office:value-type="string" calcext:value-type="string">
            <text:p>Arquiteturas de componentes: Microsoft COM, .Net, J2EE. </text:p>
          </table:table-cell>
          <table:table-cell table:style-name="ce117" table:number-columns-repeated="2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PL/SQL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AJAX </text:p>
          </table:table-cell>
          <table:table-cell table:style-name="ce123" office:value-type="string" calcext:value-type="string">
            <text:p>OK</text:p>
          </table:table-cell>
          <table:table-cell table:style-name="ce123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CSS </text:p>
          </table:table-cell>
          <table:table-cell table:style-name="ce123" office:value-type="string" calcext:value-type="string">
            <text:p>OK</text:p>
          </table:table-cell>
          <table:table-cell table:style-name="ce130"/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Programação Web: conceitos fundamentais, persistência<text:span text:style-name="T214">(WebStorage)</text:span>, camadas<text:span text:style-name="T149">(MVC)</text:span> e design patterns<text:span text:style-name="T149">(GoF: Cretional, Structural e Behavioral)</text:span>.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Web services usando REST<text:span text:style-name="T149">(design pattern/JSON)</text:span>, SOAP<text:span text:style-name="T149">(protocolo/XML)</text:span> e WebApi<text:span text:style-name="T149">(cliente/servidor)</text:span>: ModelagemUML e E-R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<text:span text:style-name="T212">Noções sobre metodologias de análise, projeto e desenvolvimento de sistemas </text:span><text:span text:style-name="T213">(Agile/Scrum/XP)</text:span>, tecnologias web, frameworks de desenvolvimento </text:p>
          </table:table-cell>
          <table:table-cell table:number-columns-repeated="2" table:style-name="ce12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212">Modelagem UML </text:span><text:span text:style-name="T213">(diagramas </text:span><text:span text:style-name="T215">estruturais</text:span><text:span text:style-name="T216"> e </text:span><text:span text:style-name="T215">comportamentais</text:span><text:span text:style-name="T216">)</text:span><text:span text:style-name="T217"> e E-R</text:span><text:span text:style-name="T218"> (entidade forte ou fraca, cardinalidade dos relacionamentos)</text:span></text:p>
          </table:table-cell>
          <table:table-cell table:style-name="ce123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Banco de Dados: Conceitos de BD <text:span text:style-name="T149">(hierárquico, rede, relacional e OO)</text:span> e de SGBD, arquitetura de SGBD, Funções básicas de SGBD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194">Modelagem de Dados </text:span><text:span text:style-name="T211"> (</text:span><text:span text:style-name="T213">tipos de modelos: </text:span>Modelo Conceitual<text:span text:style-name="T149">(DER)</text:span>, Modelo Lógico<text:span text:style-name="T149">(ficha da entidade)</text:span>, Modelo Físico<text:span text:style-name="T149">(identificação com tipos e restrições)</text:span>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<text:span text:style-name="T212">Modelo entidade relacionamento</text:span><text:span text:style-name="T213"> (MER e sua representação gráfica: DER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Modelo relacional <text:span text:style-name="T149">(dados representados em </text:span><text:span text:style-name="T219">Tabelas</text:span><text:span text:style-name="T214">, [Entidade, atributo e relacionamento], </text:span><text:span text:style-name="T219">chaves primárias </text:span><text:span text:style-name="T214">e </text:span><text:span text:style-name="T219">estrangeiras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Restrições de integridade<text:span text:style-name="T149"> (Domínio, Referencial, Vazio, Chave ou Definida pelo Usuário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Normalização e dependência funcional <text:span text:style-name="T149">(reduzir a redundância de dados para aumentar a integridade e desempenho, 1ª forma normal exige atomicidade)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1">
          <table:table-cell table:style-name="ce109"/>
          <table:table-cell table:style-name="ce118" office:value-type="string" calcext:value-type="string">
            <text:p><text:span text:style-name="T220">Mapeamento E-R para relacional  </text:span><text:span text:style-name="T221">[</text:span><text:span text:style-name="T222">Entidade</text:span><text:span text:style-name="T223"> </text:span><text:span text:style-name="T224">→</text:span><text:span text:style-name="T223"> </text:span><text:span text:style-name="T225">Tabela]    [</text:span><text:span text:style-name="T222">Atributos</text:span><text:span text:style-name="T223"> </text:span><text:span text:style-name="T224">→</text:span><text:span text:style-name="T223"> </text:span><text:span text:style-name="T225">Colunas/campos]    [</text:span><text:span text:style-name="T222">Relacionamento</text:span><text:span text:style-name="T226"> </text:span><text:span text:style-name="T224">→ </text:span><text:span text:style-name="T226">Cardinalidade]</text:span><text:span text:style-name="T227">   </text:span><text:span text:style-name="T228"> </text:span><text:span text:style-name="T229">[Instância</text:span><text:span text:style-name="T230"> </text:span><text:span text:style-name="T231">→</text:span><text:span text:style-name="T232"> </text:span><text:span text:style-name="T233">Linhas/registros/tuplas]</text:span>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Álgebra relacional. </text:p>
          </table:table-cell>
          <table:table-cell table:style-name="ce124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Cálculo relacional </text:p>
          </table:table-cell>
          <table:table-cell table:style-name="ce125" office:value-type="string" calcext:value-type="string">
            <text:p>OK</text:p>
          </table:table-cell>
          <table:table-cell table:style-name="ce131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09"/>
          <table:table-cell table:style-name="ce116" office:value-type="string" calcext:value-type="string">
            <text:p>Linguagem SQL: Linguagem de definição de dados (DDL), Linguagem de manipulação de dados (DML)</text:p>
          </table:table-cell>
          <table:table-cell table:style-name="ce126" office:value-type="string" calcext:value-type="string">
            <text:p>OK</text:p>
          </table:table-cell>
          <table:table-cell table:style-name="ce131"/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Conceito de transação<text:span text:style-name="T149"> (executada como tarefa única, seguindo os princípios do ACID; cláusulas Commit, Rollback, begin-end transaction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6" office:value-type="string" calcext:value-type="string">
            <text:p>Integridade de dados, concorrência, recuperação, distribuição, replicação 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9" office:value-type="string" calcext:value-type="string">
            <text:p>Procedimentos armazenados ("Stored Procedures")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style-name="ce109"/>
          <table:table-cell table:style-name="ce119" office:value-type="string" calcext:value-type="string">
            <text:p>Gatilhos ("Triggers") <text:span text:style-name="T149">(stored procedure disparado por evento DML)</text:span>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2">
          <table:table-cell table:style-name="ce109"/>
          <table:table-cell table:style-name="ce116" office:value-type="string" calcext:value-type="string">
            <text:p><text:span text:style-name="T194">Sistemas Gerenciadores de Banco de Dados: tabelas, visões </text:span><text:span text:style-name="T213">(selects armazenados na memória cache)</text:span><text:span text:style-name="T194">, índices</text:span><text:span text:style-name="T213"> (resumo de grandes tabelas)</text:span><text:span text:style-name="T194">, sequências </text:span><text:span text:style-name="T213">(criam um valor para uma chave primária)</text:span><text:span text:style-name="T194">, sinônimos </text:span><text:span text:style-name="T213">(referencia outro esquema de um BD distribuído)</text:span><text:span text:style-name="T194">, restrições </text:span><text:span text:style-name="T213">(regras para garantir a integridade)</text:span><text:span text:style-name="T194">, dicionário de dados</text:span><text:span text:style-name="T213"> (documento de metadados sobre a estrutura do BD)</text:span><text:span text:style-name="T211">, restrições de integridade </text:span><text:span text:style-name="T213">(domínio, referencial, vazio, chave ou definida pelo usuário)</text:span><text:span text:style-name="T194">, constraints</text:span><text:span text:style-name="T213">(de </text:span><text:span text:style-name="T234">TIPOS, NOT NULL, UNIQUE, PK, FK, DEFAULT, CHECK</text:span><text:span text:style-name="T235">)</text:span><text:span text:style-name="T236">, tipos de dados </text:span><text:span text:style-name="T237">(</text:span><text:span text:style-name="T238">int</text:span><text:span text:style-name="T235">, </text:span><text:span text:style-name="T238">char</text:span><text:span text:style-name="T235">, </text:span><text:span text:style-name="T238">varchar</text:span><text:span text:style-name="T235">, </text:span><text:span text:style-name="T238">float</text:span><text:span text:style-name="T235">, </text:span><text:span text:style-name="T209">date</text:span><text:span text:style-name="T149">)</text:span>, SQL, PL/SQL. <text:span text:style-name="T149">(e Suas cláusulas e funções)</text:span></text:p>
          </table:table-cell>
          <table:table-cell table:number-columns-repeated="2" table:style-name="ce126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09"/>
          <table:table-cell table:style-name="ce119" office:value-type="string" calcext:value-type="string">
            <text:p>Conceito de bancos de dados orientados a objetos. Definição, Conceitos básicos: dimensões, fatos, hierarquias, granularidade, agregados </text:p>
          </table:table-cell>
          <table:table-cell table:style-name="ce126" office:value-type="string" calcext:value-type="string">
            <text:p>OK</text:p>
          </table:table-cell>
          <table:table-cell table:style-name="ce126"/>
          <table:table-cell table:number-columns-repeated="1020"/>
        </table:table-row>
        <table:table-row table:style-name="ro10">
          <table:table-cell table:number-columns-repeated="1024"/>
        </table:table-row>
        <table:table-row table:style-name="ro10">
          <table:table-cell/>
          <table:table-cell table:style-name="ce120" office:value-type="string" calcext:value-type="string">
            <text:p>próximos passos a estudar: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s Java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try catch no caderno concurso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HTML (devo continuar curso guanabara pra também já “matar” tópico CS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XML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caderno Javascript (devo terminar exercícios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(devo revisar exercícios PHP?)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 Ajax</text:p>
          </table:table-cell>
          <table:table-cell table:number-columns-repeated="1022"/>
        </table:table-row>
        <table:table-row table:style-name="ro10">
          <table:table-cell office:value-type="string" calcext:value-type="string">
            <text:p>ok</text:p>
          </table:table-cell>
          <table:table-cell office:value-type="string" calcext:value-type="string">
            <text:p>estudar/mergulhar Banco de Dados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ok</text:p>
          </table:table-cell>
          <table:table-cell office:value-type="string" calcext:value-type="string">
            <text:p>estudar Scrum/XP (backlogs,</text:p>
            <text:p>products backlogs, sprint</text:p>
            <text:p>backlogs, products increments)</text:p>
          </table:table-cell>
          <table:table-cell table:number-columns-repeated="1022"/>
        </table:table-row>
        <table:table-row table:style-name="ro10">
          <table:table-cell/>
          <table:table-cell office:value-type="string" calcext:value-type="string">
            <text:p>estudar tópicos verdinhos que sobraram</text:p>
          </table:table-cell>
          <table:table-cell table:number-columns-repeated="1022"/>
        </table:table-row>
        <table:table-row table:style-name="ro10" table:number-rows-repeated="1048488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Prefeitura_2022.C27:Prefeitura_2022.D30 Prefeitura_2022.C2:Prefeitura_2022.D23">
            <calcext:condition calcext:apply-style-name="ConditionalStyle_18" calcext:value="contains-text(&quot;Ok&quot;)" calcext:base-cell-address="Prefeitura_2022.C2"/>
          </calcext:conditional-format>
          <calcext:conditional-format calcext:target-range-address="Prefeitura_2022.C27:Prefeitura_2022.D30 Prefeitura_2022.C2:Prefeitura_2022.D23">
            <calcext:condition calcext:apply-style-name="ConditionalStyle_17" calcext:value="contains-text(&quot;Falta&quot;)" calcext:base-cell-address="Prefeitura_2022.C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6" calcext:value="contains-text(&quot;Ok&quot;)" calcext:base-cell-address="Prefeitura_2022.C32"/>
          </calcext:conditional-format>
          <calcext:conditional-format calcext:target-range-address="Prefeitura_2022.C53:Prefeitura_2022.D58 Prefeitura_2022.C59:Prefeitura_2022.C67 Prefeitura_2022.C32:Prefeitura_2022.D46">
            <calcext:condition calcext:apply-style-name="ConditionalStyle_15" calcext:value="contains-text(&quot;Falta&quot;)" calcext:base-cell-address="Prefeitura_2022.C32"/>
          </calcext:conditional-format>
          <calcext:conditional-format calcext:target-range-address="Prefeitura_2022.D37:Prefeitura_2022.D37">
            <calcext:condition calcext:apply-style-name="ConditionalStyle_12" calcext:value="contains-text(&quot;Ok&quot;)" calcext:base-cell-address="Prefeitura_2022.D37"/>
          </calcext:conditional-format>
          <calcext:conditional-format calcext:target-range-address="Prefeitura_2022.D37:Prefeitura_2022.D37">
            <calcext:condition calcext:apply-style-name="ConditionalStyle_11" calcext:value="contains-text(&quot;Falta&quot;)" calcext:base-cell-address="Prefeitura_2022.D37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6" calcext:value="contains-text(&quot;Ok&quot;)" calcext:base-cell-address="Prefeitura_2022.C55"/>
          </calcext:conditional-format>
          <calcext:conditional-format calcext:target-range-address="Prefeitura_2022.D59:Prefeitura_2022.D69 Prefeitura_2022.C60:Prefeitura_2022.C68 Prefeitura_2022.D55:Prefeitura_2022.D55">
            <calcext:condition calcext:apply-style-name="ConditionalStyle_5" calcext:value="contains-text(&quot;Falta&quot;)" calcext:base-cell-address="Prefeitura_2022.C55"/>
          </calcext:conditional-format>
          <calcext:conditional-format calcext:target-range-address="Prefeitura_2022.C70:Prefeitura_2022.D75 Prefeitura_2022.C60:Prefeitura_2022.C69">
            <calcext:condition calcext:apply-style-name="ConditionalStyle_4" calcext:value="contains-text(&quot;Ok&quot;)" calcext:base-cell-address="Prefeitura_2022.C60"/>
          </calcext:conditional-format>
          <calcext:conditional-format calcext:target-range-address="Prefeitura_2022.C70:Prefeitura_2022.D75 Prefeitura_2022.C60:Prefeitura_2022.C69">
            <calcext:condition calcext:apply-style-name="ConditionalStyle_3" calcext:value="contains-text(&quot;Falta&quot;)" calcext:base-cell-address="Prefeitura_2022.C60"/>
          </calcext:conditional-format>
        </calcext:conditional-formats>
      </table:table>
      <table:table table:name="Semae_2020" table:style-name="ta3">
        <table:table-column table:style-name="co1" table:default-cell-style-name="ce137"/>
        <table:table-column table:style-name="co11" table:default-cell-style-name="ce96"/>
        <table:table-column table:style-name="co12" table:default-cell-style-name="ce204"/>
        <table:table-column table:style-name="co13" table:default-cell-style-name="ce96"/>
        <table:table-column table:style-name="co5" table:number-columns-repeated="1020" table:default-cell-style-name="ce96"/>
        <table:table-row table:style-name="ro9">
          <table:table-cell table:style-name="ce134" office:value-type="string" calcext:value-type="string">
            <text:p>Matéria</text:p>
          </table:table-cell>
          <table:table-cell table:style-name="ce142" office:value-type="string" calcext:value-type="string">
            <text:p>Conteúdo</text:p>
          </table:table-cell>
          <table:table-cell table:style-name="ce202" office:value-type="string" calcext:value-type="string">
            <text:p>Estudo</text:p>
          </table:table-cell>
          <table:table-cell table:style-name="ce205" office:value-type="string" calcext:value-type="string">
            <text:p>Revisão</text:p>
          </table:table-cell>
          <table:table-cell table:style-name="ce142" table:number-columns-repeated="1020"/>
        </table:table-row>
        <table:table-row table:style-name="ro2">
          <table:table-cell table:style-name="ce135" office:value-type="string" calcext:value-type="string" table:number-columns-spanned="1" table:number-rows-spanned="9">
            <text:p>LÍNGUA PORTUGUESA</text:p>
          </table:table-cell>
          <table:table-cell table:style-name="ce143" office:value-type="string" calcext:value-type="string">
            <text:p>1 Leitura e interpretação de <text:span text:style-name="T139">diversos</text:span><text:span text:style-name="T140"> tipos de textos</text:span><text:span text:style-name="T141"> </text:span>(literários e não literários)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2 Sinônimos e antônimo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3 Sentido próprio e figurado das palavras<text:span text:style-name="T144"> (denotativo ou conotativo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4 Pontuação <text:span text:style-name="T144">(Quando usar e não usar a vírgula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5 Classes de palavras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6 Concordância nominal e verbal.<text:span text:style-name="T144"> (flexão de gênero, número e/ou pessoa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7 Regências nominal e verbal. <text:span text:style-name="T142">(uso de preposições / </text:span><text:span text:style-name="T143">VTD ou VTI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3" office:value-type="string" calcext:value-type="string">
            <text:p>8 Colocação pronominal<text:span text:style-name="T144"> (próclise, ênclise e mesóclise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4" office:value-type="string" calcext:value-type="string">
            <text:p>9 Crase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8" office:value-type="string" calcext:value-type="string" table:number-columns-spanned="1" table:number-rows-spanned="13">
            <text:p>MATEMÁTICA</text:p>
          </table:table-cell>
          <table:table-cell table:style-name="ce145" office:value-type="string" calcext:value-type="string">
            <text:p>Adição, subtração, multiplicação, divisão, potenciação ou radiciação com números racionais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Representações fracionária ou decimal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Mínimo múltiplo comum (MMC)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Máximo divisor comum (MDC)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5" office:value-type="string" calcext:value-type="string">
            <text:p>Porcentagem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Razão e proporção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Regra de três simples ou composta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Sistema de equações do 1º grau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Equações do 2º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Grandezas e medidas – quantidade, tempo, comprimento, superfície, capacidade e massa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Relação entre grandezas – tabela ou gráfico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5" office:value-type="string" calcext:value-type="string">
            <text:p>Tratamento da informação – média aritmética simple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3">
          <table:covered-table-cell/>
          <table:table-cell table:style-name="ce145" office:value-type="string" calcext:value-type="string">
            <text:p>Noções de Geometria – forma, ângulos, área, perímetro, volume, Teoremas de Pitágoras ou de Tale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table-cell table:style-name="ce139" office:value-type="string" calcext:value-type="string" table:number-columns-spanned="1" table:number-rows-spanned="2">
            <text:p><text:span text:style-name="T148">ATUALIDADES</text:span></text:p>
            <text:p/>
          </table:table-cell>
          <table:table-cell table:style-name="ce146" office:value-type="string" calcext:value-type="string">
            <text:p>Questões relacionadas a fatos políticos, econômicos, sociais e culturais, nacionais e internacionais, ocorridos a partir de novembro de 2019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6" office:value-type="string" calcext:value-type="string">
            <text:p>Anúncio remarcando provas publicado dia 30/08. (provavelmente serão questões do primeiro trimestre de 2020)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table-cell table:style-name="ce140" office:value-type="string" calcext:value-type="string" table:number-columns-spanned="1" table:number-rows-spanned="6">
            <text:p>RACIOCÍNIO LÓGICO</text:p>
          </table:table-cell>
          <table:table-cell table:style-name="ce147" office:value-type="string" calcext:value-type="string">
            <text:p>1 Conceitos básicos de raciocínio lógico: proposições; valores lógicos das proposições; sentenças abertas; número de linhas da tabela verdade; conectivos; proposições simples; proposições compostas.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Estruturas lógica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7" office:value-type="string" calcext:value-type="string">
            <text:p>lógicas de argumentação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Diagramas lógico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Sequência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7" office:value-type="string" calcext:value-type="string">
            <text:p>Operação com conjunto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table-cell table:style-name="ce141" office:value-type="string" calcext:value-type="string" table:number-columns-spanned="1" table:number-rows-spanned="39">
            <text:p>ESPECÍFICOS</text:p>
          </table:table-cell>
          <table:table-cell table:style-name="ce148" office:value-type="string" calcext:value-type="string">
            <text:p><text:span text:style-name="T170">Algoritmos e estruturas de dados e objetos</text:span><text:span text:style-name="T239"> (</text:span><text:span text:style-name="T240">listas</text:span><text:span text:style-name="T241">: fila, pilha, lista encadeada circular – </text:span><text:span text:style-name="T240">árvore</text:span><text:span text:style-name="T241">, </text:span><text:span text:style-name="T240">hashtables</text:span><text:span text:style-name="T241">, </text:span><text:span text:style-name="T240">grafos</text:span><text:span text:style-name="T241">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Tipos de dados: elementares e estruturados<text:span text:style-name="T157"> (int, float, char, boolean – string, objeto, música, imagen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Estruturas de controle de fluxo: <text:span text:style-name="T158">Condicionais</text:span><text:span text:style-name="T159">(também chamadas de Estruturas de Seleção IF ELSE, SWITCH CASE) e de </text:span><text:span text:style-name="T160">Repetição</text:span><text:span text:style-name="T159">(WHILE, DO-WHILE, FOR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4">
          <table:covered-table-cell/>
          <table:table-cell table:style-name="ce149" office:value-type="string" calcext:value-type="string">
            <text:p>Programação estruturada<text:span text:style-name="T157"> (Sequencial, Condicionais e Iteraçõe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Modularização <text:span text:style-name="T157">(funções e procedimentos: criados para que se tenha organização, compreensão, manutenção, reuso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Acoplamento entre módulos e coesão de módulos<text:span text:style-name="T157"> (o ideal é um sistema com</text:span><text:span text:style-name="T160"> Fraco Acoplamento</text:span><text:span text:style-name="T159"> e</text:span><text:span text:style-name="T160"> Alta Coesão</text:span><text:span text:style-name="T159"> para ter boa manutenibilidade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Procedimentos e sub-rotinas <text:span text:style-name="T145">(palavras-chave: </text:span><text:span text:style-name="T165">void</text:span><text:span text:style-name="T166"> / </text:span><text:span text:style-name="T165">return</text:span><text:span text:style-name="T166">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Chamadas por referência<text:span text:style-name="T157"> (aponta para o endereço de memória ‘&amp;’)</text:span> e valor <text:span text:style-name="T157">(só copia o dado para o parâmetro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8" office:value-type="string" calcext:value-type="string">
            <text:p>Programação por eventos<text:span text:style-name="T145"> (mudança de estado, envio de mensagens ao manipular interfaces gráfica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4">
          <table:covered-table-cell/>
          <table:table-cell table:style-name="ce148" office:value-type="string" calcext:value-type="string">
            <text:p>Programação orientada a objetos, classes, objetos, métodos, mensagens, herança, polimorfismo, sobrecarga, interfaces e pacotes, tratamento de exceção<text:span text:style-name="T145"> (throw, try catch, finally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HTML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1" office:value-type="string" calcext:value-type="string">
            <text:p>XML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DHTML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Javascript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C#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51" office:value-type="string" calcext:value-type="string">
            <text:p>PHP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JSP<text:span text:style-name="T145"> (Java Server Page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48" office:value-type="string" calcext:value-type="string">
            <text:p>Servlets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ASP.Net <text:span text:style-name="T145">(Active Server Page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5">
          <table:covered-table-cell/>
          <table:table-cell table:style-name="ce152" table:number-columns-repeated="2"/>
          <table:table-cell table:style-name="ce206"/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Modelagem UML <text:span text:style-name="T186">(diagramas </text:span><text:span text:style-name="T242">estruturais</text:span><text:span text:style-name="T243"> e </text:span><text:span text:style-name="T242">comportamentais</text:span><text:span text:style-name="T243">)</text:span> e E-R<text:span text:style-name="T186"> (entidade forte ou fraca, cardinalidade dos relacionamentos)</text:span></text:p>
          </table:table-cell>
          <table:table-cell table:style-name="ce203" office:value-type="string" calcext:value-type="string">
            <text:p>OK</text:p>
          </table:table-cell>
          <table:table-cell table:style-name="ce203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Banco de Dados: Conceitos de BD <text:span text:style-name="T145">(hierárquico, rede, relacional e OO)</text:span> e de SGBD, arquitetura de SGBD, Funções básicas de SGBD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<text:span text:style-name="T170">Modelagem de Dados </text:span>(<text:span text:style-name="T186">tipos de modelos: </text:span>Modelo Conceitual<text:span text:style-name="T145">(DER)</text:span>, Modelo Lógico<text:span text:style-name="T145">(ficha da entidade)</text:span>, Modelo Físico<text:span text:style-name="T145">(identificação com tipos e restriçõe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Modelo entidade relacionamento<text:span text:style-name="T186"> (MER e sua representação gráfica: DER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Modelo relacional <text:span text:style-name="T145">(dados representados em </text:span><text:span text:style-name="T176">Tabelas</text:span><text:span text:style-name="T177">, [Entidade, atributo e relacionamento], </text:span><text:span text:style-name="T176">chaves primárias </text:span><text:span text:style-name="T177">e </text:span><text:span text:style-name="T176">estrangeira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Restrições de integridade<text:span text:style-name="T145"> (Domínio, Referencial, Vazio, Chave ou Definida pelo Usuário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Normalização e dependência funcional <text:span text:style-name="T145">(reduzir a redundância de dados para aumentar a integridade e desempenho, 1ª forma normal exige atomicidade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4" office:value-type="string" calcext:value-type="string">
            <text:p>Mapeamento E-R para relacional <text:span text:style-name="T145">[</text:span><text:span text:style-name="T176">Entidade</text:span> <text:span text:style-name="T244">→</text:span> <text:span text:style-name="T145">Tabela] [</text:span><text:span text:style-name="T176">Atributos</text:span> <text:span text:style-name="T244">→</text:span> <text:span text:style-name="T145">Colunas/campos] [</text:span><text:span text:style-name="T176">Relacionamento</text:span><text:span text:style-name="T177"> </text:span><text:span text:style-name="T245">→ </text:span><text:span text:style-name="T246">Cardinalidade] [Instância</text:span><text:span text:style-name="T247"> </text:span><text:span text:style-name="T248">→</text:span> <text:span text:style-name="T145">Linhas/registros/tuplas]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0">
          <table:covered-table-cell/>
          <table:table-cell table:style-name="ce151" office:value-type="string" calcext:value-type="string">
            <text:p>Linguagem SQL: Linguagem de definição de dados (DDL), Linguagem de manipulação de dados (DML)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Conceito de transação<text:span text:style-name="T145"> (executada como tarefa única, seguindo os princípios do ACID; cláusulas Commit, Rollback, begin-end transaction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48" office:value-type="string" calcext:value-type="string">
            <text:p>Integridade de dados, concorrência, recuperação, distribuição, replicação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16">
          <table:covered-table-cell/>
          <table:table-cell table:style-name="ce148" office:value-type="string" calcext:value-type="string">
            <text:p><text:span text:style-name="T170">Sistemas Gerenciadores de Banco de Dados: tabelas, visões </text:span><text:span text:style-name="T169">(selects armazenados na memória cache)</text:span><text:span text:style-name="T249">, índices</text:span><text:span text:style-name="T169"> (resumo de grandes tabelas)</text:span><text:span text:style-name="T249">, sequências </text:span><text:span text:style-name="T169">(criam um valor para uma chave primária)</text:span><text:span text:style-name="T249">, sinônimos </text:span><text:span text:style-name="T169">(referencia outro esquema de um BD distribuído)</text:span><text:span text:style-name="T249">, restrições </text:span><text:span text:style-name="T169">(regras para garantir a integridade)</text:span><text:span text:style-name="T249">, dicionário de dados</text:span><text:span text:style-name="T169"> (documento de metadados sobre a estrutura do BD)</text:span>, restrições de integridade <text:span text:style-name="T186">(domínio, referencial, vazio, chave ou definida pelo usuário)</text:span><text:span text:style-name="T249">, constraints</text:span><text:span text:style-name="T169">(de </text:span><text:span text:style-name="T250">TIPOS, NOT NULL, UNIQUE, PK, FK, DEFAULT, CHECK</text:span><text:span text:style-name="T251">)</text:span><text:span text:style-name="T252">, tipos de dados </text:span><text:span text:style-name="T253">(</text:span><text:span text:style-name="T250">int</text:span><text:span text:style-name="T251">, </text:span><text:span text:style-name="T250">char</text:span><text:span text:style-name="T251">, </text:span><text:span text:style-name="T250">varchar</text:span><text:span text:style-name="T251">, </text:span><text:span text:style-name="T250">float</text:span><text:span text:style-name="T251">, </text:span><text:span text:style-name="T254">date</text:span><text:span text:style-name="T255">)</text:span>, SQL, PL/SQL. <text:span text:style-name="T145">(e seus parâmetros)</text:span></text:p>
          </table:table-cell>
          <table:table-cell table:number-columns-repeated="2" table:style-name="ce203" office:value-type="string" calcext:value-type="string">
            <text:p>OK</text:p>
          </table:table-cell>
          <table:table-cell table:number-columns-repeated="1020"/>
        </table:table-row>
        <table:table-row table:style-name="ro2">
          <table:covered-table-cell/>
          <table:table-cell table:style-name="ce176" table:number-columns-spanned="3" table:number-rows-spanned="1"/>
          <table:covered-table-cell table:number-columns-repeated="2"/>
          <table:table-cell table:number-columns-repeated="1020"/>
        </table:table-row>
        <table:table-row table:style-name="ro10">
          <table:covered-table-cell/>
          <table:table-cell table:style-name="ce182" office:value-type="string" calcext:value-type="string">
            <text:p>Se sobrar tempo, veja: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8" office:value-type="string" calcext:value-type="string">
            <text:p>Scrum, XP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8" office:value-type="string" calcext:value-type="string">
            <text:p>Arquiteturas de componentes: Microsoft COM, .Net, J2EE.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8" office:value-type="string" calcext:value-type="string">
            <text:p>AJAX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2">
          <table:covered-table-cell/>
          <table:table-cell table:style-name="ce198" office:value-type="string" calcext:value-type="string">
            <text:p>CSS</text:p>
          </table:table-cell>
          <table:table-cell table:style-name="ce203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covered-table-cell/>
          <table:table-cell table:style-name="ce198" office:value-type="string" calcext:value-type="string">
            <text:p>Programação Web: conceitos fundamentais, persistência, camadas e design patterns.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8" office:value-type="string" calcext:value-type="string">
            <text:p>Web services usando REST, SOAP e WebApi: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8" office:value-type="string" calcext:value-type="string">
            <text:p>Procedimentos armazenados ("Stored Procedures")</text:p>
          </table:table-cell>
          <table:table-cell table:style-name="ce203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8" office:value-type="string" calcext:value-type="string">
            <text:p>Gatilhos ("Triggers") <text:span text:style-name="T145">(stored procedure disparado por evento DML)</text:span></text:p>
          </table:table-cell>
          <table:table-cell table:style-name="ce203" office:value-type="string" calcext:value-type="string">
            <text:p>OK</text:p>
          </table:table-cell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>
          <table:table-cell/>
          <table:table-cell table:style-name="ce198" office:value-type="string" calcext:value-type="string">
            <text:p>Conceito de bancos de dados orientados a objetos. Definição, Conceitos básicos: dimensões, fatos, hierarquias, granularidade, agregados</text:p>
          </table:table-cell>
          <table:table-cell table:style-name="ce203"/>
          <table:table-cell table:style-name="ce207" office:value-type="string" calcext:value-type="string">
            <text:p>Falta</text:p>
          </table:table-cell>
          <table:table-cell table:number-columns-repeated="1020"/>
        </table:table-row>
        <table:table-row table:style-name="ro10" table:number-rows-repeated="1048501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1" svg:font-family="Calibri"/>
    <style:font-face style:name="Calibri11" svg:font-family="Calibri1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" svg:font-family="Mono"/>
    <style:font-face style:name="Mono1" svg:font-family="Mono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22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date-style style:name="N10114" number:language="pt" number:country="BR">
      <number:day/>
      <number:text>/</number:text>
      <number:month/>
      <number:text>/</number:text>
      <number:year number:style="long"/>
    </number:date-style>
    <number:number-style style:name="N10116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6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pt" number:country="BR">
      <number:day/>
      <number:text>/</number:text>
      <number:month number:textual="true"/>
      <number:text>/</number:text>
      <number:year/>
    </number:date-style>
    <number:date-style style:name="N10118" number:language="pt" number:country="BR">
      <number:day/>
      <number:text>/</number:text>
      <number:month number:textual="true"/>
    </number:date-style>
    <number:date-style style:name="N10119" number:language="pt" number:country="BR">
      <number:month number:textual="true"/>
      <number:text>/</number:text>
      <number:year/>
    </number:date-style>
    <number:number-style style:name="N10121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23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23P0"/>
    </number:number-style>
    <number:time-style style:name="N10124" number:language="pt" number:country="BR">
      <number:hours/>
      <number:text>:</number:text>
      <number:minutes number:style="long"/>
      <number:text> </number:text>
      <number:am-pm/>
    </number:time-style>
    <number:time-style style:name="N1012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8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8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9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9P0"/>
    </number:number-style>
    <number:number-style style:name="N10131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1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32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number-style style:name="N10136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pt" number:country="BR">
      <number:text> </number:text>
      <number:fill-character> </number:fill-character>
      <number:text>- </number:text>
    </number:number-style>
    <number:text-style style:name="N10136" number:language="pt" number:country="B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0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0P2" style:volatile="true" number:language="pt" number:country="BR">
      <number:text> R$ </number:text>
      <number:fill-character> </number:fill-character>
      <number:text>- </number:text>
    </number:number-style>
    <number:text-style style:name="N10140" number:language="pt" number:country="B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4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pt" number:country="B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8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8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8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8" number:language="pt" number:country="BR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1pt" style:font-name-asian="Calibri1" style:font-family-asian="Calibri" style:font-size-asian="11pt" style:font-name-complex="Calibri1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 style:data-style-name="N0">
      <style:table-cell-properties fo:background-color="#ff0000" style:vertical-align="automatic"/>
    </style:style>
    <style:style style:name="ConditionalStyle_5f_18" style:display-name="ConditionalStyle_18" style:family="table-cell" style:parent-style-name="Default">
      <style:table-cell-properties fo:background-color="#00b0f0"/>
    </style:style>
    <style:style style:name="ConditionalStyle_5f_17" style:display-name="ConditionalStyle_17" style:family="table-cell" style:parent-style-name="Default">
      <style:table-cell-properties fo:background-color="#ff0000"/>
    </style:style>
    <style:style style:name="ConditionalStyle_5f_16" style:display-name="ConditionalStyle_16" style:family="table-cell" style:parent-style-name="Default">
      <style:table-cell-properties fo:background-color="#00b0f0"/>
    </style:style>
    <style:style style:name="ConditionalStyle_5f_15" style:display-name="ConditionalStyle_15" style:family="table-cell" style:parent-style-name="Default">
      <style:table-cell-properties fo:background-color="#ff0000"/>
    </style:style>
    <style:style style:name="ConditionalStyle_5f_12" style:display-name="ConditionalStyle_12" style:family="table-cell" style:parent-style-name="Default">
      <style:table-cell-properties fo:background-color="#00b0f0"/>
    </style:style>
    <style:style style:name="ConditionalStyle_5f_11" style:display-name="ConditionalStyle_11" style:family="table-cell" style:parent-style-name="Default">
      <style:table-cell-properties fo:background-color="#ff0000"/>
    </style:style>
    <style:style style:name="ConditionalStyle_5f_6" style:display-name="ConditionalStyle_6" style:family="table-cell" style:parent-style-name="Default">
      <style:table-cell-properties fo:background-color="#00b0f0"/>
    </style:style>
    <style:style style:name="ConditionalStyle_5f_5" style:display-name="ConditionalStyle_5" style:family="table-cell" style:parent-style-name="Default">
      <style:table-cell-properties fo:background-color="#ff0000"/>
    </style:style>
    <style:style style:name="ConditionalStyle_5f_4" style:display-name="ConditionalStyle_4" style:family="table-cell" style:parent-style-name="Default">
      <style:table-cell-properties fo:background-color="#00b0f0"/>
    </style:style>
    <style:style style:name="ConditionalStyle_5f_3" style:display-name="ConditionalStyle_3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num-format="1" style:print-orientation="portrait" fo:margin-top="2cm" fo:margin-bottom="2cm" fo:margin-left="1.3cm" fo:margin-right="1.3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2">
      <style:page-layout-properties fo:margin-top="0.801cm" fo:margin-bottom="0.801cm" fo:margin-left="1.3cm" fo:margin-right="1.3cm" style:print="charts drawings objects"/>
      <style:header-style>
        <style:header-footer-properties fo:min-height="1.199cm" fo:margin-left="1.3cm" fo:margin-right="1.3cm" fo:margin-bottom="0cm"/>
      </style:header-style>
      <style:footer-style>
        <style:header-footer-properties fo:min-height="1.199cm" fo:margin-left="1.3cm" fo:margin-right="1.3cm" fo:margin-top="0cm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3$Windows_X86_64 LibreOffice_project/c21113d003cd3efa8c53188764377a8272d9d6de</meta:generator>
    <meta:initial-creator>sti</meta:initial-creator>
    <meta:creation-date>2014-12-16T18:10:59Z</meta:creation-date>
    <dc:date>2024-06-26T23:20:51.214000000</dc:date>
    <meta:print-date>2015-04-13T22:24:15Z</meta:print-date>
    <meta:editing-cycles>96</meta:editing-cycles>
    <meta:editing-duration>P2DT17H8M9S</meta:editing-duration>
    <meta:document-statistic meta:table-count="5" meta:cell-count="59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